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0.653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0.679cm"/>
    </style:style>
    <style:style style:name="co20" style:family="table-column">
      <style:table-column-properties fo:break-before="auto" style:column-width="1.30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1.247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788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169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469cm"/>
    </style:style>
    <style:style style:name="co35" style:family="table-column">
      <style:table-column-properties fo:break-before="auto" style:column-width="0.543cm"/>
    </style:style>
    <style:style style:name="co36" style:family="table-column">
      <style:table-column-properties fo:break-before="auto" style:column-width="1.3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034cm"/>
    </style:style>
    <style:style style:name="co40" style:family="table-column">
      <style:table-column-properties fo:break-before="auto" style:column-width="1.252cm"/>
    </style:style>
    <style:style style:name="co41" style:family="table-column">
      <style:table-column-properties fo:break-before="auto" style:column-width="0.517cm"/>
    </style:style>
    <style:style style:name="co42" style:family="table-column">
      <style:table-column-properties fo:break-before="auto" style:column-width="1.688cm"/>
    </style:style>
    <style:style style:name="co43" style:family="table-column">
      <style:table-column-properties fo:break-before="auto" style:column-width="1.605cm"/>
    </style:style>
    <style:style style:name="co44" style:family="table-column">
      <style:table-column-properties fo:break-before="auto" style:column-width="0.489cm"/>
    </style:style>
    <style:style style:name="co45" style:family="table-column">
      <style:table-column-properties fo:break-before="auto" style:column-width="3.431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1.797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11.737cm"/>
    </style:style>
    <style:style style:name="co50" style:family="table-column">
      <style:table-column-properties fo:break-before="auto" style:column-width="2.341cm"/>
    </style:style>
    <style:style style:name="co51" style:family="table-column">
      <style:table-column-properties fo:break-before="auto" style:column-width="3.076cm"/>
    </style:style>
    <style:style style:name="co52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0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1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ext-properties style:font-name="Arial" fo:font-size="11pt" style:font-size-asian="11pt" style:font-size-complex="11pt"/>
    </style:style>
    <style:style style:name="ce317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3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6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2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3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5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8" style:family="table-cell" style:parent-style-name="Default">
      <style:text-properties fo:font-size="11pt" style:font-size-asian="11pt" style:font-size-complex="11pt"/>
    </style:style>
    <style:style style:name="ce36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7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3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38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0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9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ext-properties style:font-name="Arial" fo:font-size="10pt" style:font-size-asian="10pt" style:font-size-complex="10pt"/>
    </style:style>
    <style:style style:name="ce39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1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3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3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1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2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445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5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9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9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68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6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8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82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9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00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03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ext-properties fo:font-size="10pt" style:font-size-asian="10pt" style:font-size-complex="10pt"/>
    </style:style>
    <style:style style:name="ce61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8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2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3" style:family="table-cell" style:parent-style-name="Default">
      <style:table-cell-properties fo:background-color="transparent"/>
    </style:style>
    <style:style style:name="ce6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35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42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43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4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4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4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3" style:family="table-cell" style:parent-style-name="Default">
      <style:table-cell-properties fo:background-color="#127622"/>
    </style:style>
    <style:style style:name="ce728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29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3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2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35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6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4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4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4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45" style:family="table-cell" style:parent-style-name="Default">
      <style:table-cell-properties fo:background-color="#ffa6a6"/>
    </style:style>
    <style:style style:name="ce74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7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8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749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50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7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6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62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64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6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0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1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3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7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9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9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ext-properties fo:font-size="11pt" style:font-size-asian="11pt" style:font-size-complex="11pt"/>
    </style:style>
    <style:style style:name="ce45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6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7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48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8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ext-properties style:font-name="Arial" fo:font-size="10pt" style:font-size-asian="10pt" style:font-size-complex="10pt"/>
    </style:style>
    <style:style style:name="ce50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2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3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3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5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61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565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85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ext-properties fo:font-size="10pt" style:font-size-asian="10pt" style:font-size-complex="10pt"/>
    </style:style>
    <style:style style:name="ce60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8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3" style:family="table-cell" style:parent-style-name="Default">
      <style:table-cell-properties fo:background-color="transparent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5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5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fo:background-color="#127622"/>
    </style:style>
    <style:style style:name="ce67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ffa6a6"/>
    </style:style>
    <style:style style:name="ce69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92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8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73"/>
        <table:table-column table:style-name="co2" table:default-cell-style-name="ce289"/>
        <table:table-column table:style-name="co3" table:default-cell-style-name="ce273"/>
        <table:table-column table:style-name="co2" table:default-cell-style-name="ce309"/>
        <table:table-column table:style-name="co4" table:default-cell-style-name="ce309"/>
        <table:table-column table:style-name="co3" table:default-cell-style-name="ce416"/>
        <table:table-column table:style-name="co5" table:default-cell-style-name="ce289"/>
        <table:table-column table:style-name="co6" table:default-cell-style-name="ce418"/>
        <table:table-column table:style-name="co5" table:default-cell-style-name="ce418"/>
        <table:table-column table:style-name="co6" table:default-cell-style-name="ce266"/>
        <table:table-column table:style-name="co7" table:default-cell-style-name="ce266"/>
        <table:table-column table:style-name="co8" table:default-cell-style-name="ce418"/>
        <table:table-column table:style-name="co9" table:default-cell-style-name="ce418"/>
        <table:table-column table:style-name="co10" table:default-cell-style-name="ce418"/>
        <table:table-column table:style-name="co2" table:default-cell-style-name="ce418"/>
        <table:table-column table:style-name="co11" table:default-cell-style-name="ce292"/>
        <table:table-column table:style-name="co3" table:default-cell-style-name="ce273"/>
        <table:table-column table:style-name="co9" table:default-cell-style-name="ce289"/>
        <table:table-column table:style-name="co12" table:default-cell-style-name="ce289"/>
        <table:table-column table:style-name="co3" table:default-cell-style-name="ce416"/>
        <table:table-column table:style-name="co13" table:default-cell-style-name="ce289"/>
        <table:table-column table:style-name="co3" table:default-cell-style-name="ce289"/>
        <table:table-column table:style-name="co14" table:default-cell-style-name="ce309"/>
        <table:table-column table:style-name="co15" table:default-cell-style-name="ce309"/>
        <table:table-column table:style-name="co16" table:default-cell-style-name="ce289"/>
        <table:table-column table:style-name="co17" table:default-cell-style-name="ce289"/>
        <table:table-column table:style-name="co18" table:default-cell-style-name="ce289"/>
        <table:table-column table:style-name="co19" table:default-cell-style-name="ce309"/>
        <table:table-column table:style-name="co8" table:default-cell-style-name="ce309"/>
        <table:table-column table:style-name="co20" table:default-cell-style-name="ce289"/>
        <table:table-column table:style-name="co3" table:default-cell-style-name="ce289"/>
        <table:table-column table:style-name="co21" table:default-cell-style-name="ce289"/>
        <table:table-column table:style-name="co22" table:default-cell-style-name="ce289"/>
        <table:table-column table:style-name="co21" table:number-columns-repeated="14" table:default-cell-style-name="ce289"/>
        <table:table-column table:style-name="co21" table:default-cell-style-name="ce458"/>
        <table:table-row table:style-name="ro1">
          <table:table-cell table:style-name="ce256"/>
          <table:table-cell table:style-name="ce282" office:value-type="string" calcext:value-type="string">
            <text:p>gpio</text:p>
          </table:table-cell>
          <table:table-cell table:style-name="ce256"/>
          <table:table-cell table:number-columns-repeated="2" table:style-name="ce304" office:value-type="string" calcext:value-type="string">
            <text:p>J8</text:p>
          </table:table-cell>
          <table:table-cell table:style-name="ce325"/>
          <table:table-cell table:style-name="ce282" office:value-type="string" calcext:value-type="string">
            <text:p>gpio</text:p>
          </table:table-cell>
          <table:table-cell table:style-name="ce421" table:number-columns-repeated="2"/>
          <table:table-cell table:style-name="ce438" office:value-type="string" calcext:value-type="string">
            <text:p>tvHat</text:p>
          </table:table-cell>
          <table:table-cell table:style-name="ce282"/>
          <table:table-cell table:number-columns-repeated="2" table:style-name="ce304" office:value-type="string" calcext:value-type="string">
            <text:p>J8</text:p>
          </table:table-cell>
          <table:table-cell table:style-name="ce282"/>
          <table:table-cell table:style-name="ce421"/>
          <table:table-cell table:style-name="ce439" office:value-type="string" calcext:value-type="string">
            <text:p>ssd1289</text:p>
          </table:table-cell>
          <table:table-cell table:style-name="ce444"/>
          <table:table-cell table:style-name="Default"/>
          <table:table-cell table:style-name="ce444"/>
          <table:table-cell table:style-name="ce325"/>
          <table:table-cell table:style-name="ce456" office:value-type="string" calcext:value-type="string">
            <text:p><text:span text:style-name="T1">ta7601</text:span> </text:p>
          </table:table-cell>
          <table:table-cell table:style-name="ce292"/>
          <table:table-cell table:style-name="ce315"/>
          <table:table-cell table:style-name="ce321"/>
          <table:table-cell table:style-name="ce418"/>
          <table:table-cell table:style-name="ce439" office:value-type="string" calcext:value-type="string">
            <text:p>xt2046</text:p>
          </table:table-cell>
          <table:table-cell table:style-name="ce292"/>
          <table:table-cell table:style-name="ce321" table:number-columns-repeated="2"/>
          <table:table-cell table:style-name="ce292" table:number-columns-repeated="2"/>
          <table:table-cell table:number-columns-repeated="17"/>
        </table:table-row>
        <table:table-row table:style-name="ro1">
          <table:table-cell table:style-name="ce257" office:value-type="string" calcext:value-type="string">
            <text:p>3.3v</text:p>
          </table:table-cell>
          <table:table-cell table:style-name="ce283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422"/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3"/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5" office:value-type="string" calcext:value-type="string">
            <text:p>d0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/>
          <table:table-cell table:style-name="ce257" office:value-type="string" calcext:value-type="string">
            <text:p>3.3v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 table:style-name="ce273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37" office:value-type="string" calcext:value-type="string">
            <text:p>sck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59" office:value-type="string" calcext:value-type="string">
            <text:p>d2</text:p>
          </table:table-cell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Default"/>
          <table:table-cell table:style-name="ce281"/>
          <table:table-cell table:style-name="ce284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7" office:value-type="string" calcext:value-type="string">
            <text:p>d1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/>
          <table:table-cell table:style-name="ce268" office:value-type="string" calcext:value-type="string">
            <text:p>cs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3" calcext:value-type="float">
            <text:p>3</text:p>
          </table:table-cell>
          <table:table-cell table:style-name="ce433" office:value-type="string" calcext:value-type="string">
            <text:p>3.3v</text:p>
          </table:table-cell>
          <table:table-cell table:style-name="ce273"/>
          <table:table-cell table:style-name="ce273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34" office:value-type="string" calcext:value-type="string">
            <text:p>cs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0" office:value-type="string" calcext:value-type="string">
            <text:p>d3</text:p>
          </table:table-cell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Default"/>
          <table:table-cell table:style-name="ce281"/>
          <table:table-cell table:style-name="ce284" office:value-type="float" office:value="3" calcext:value-type="float">
            <text:p>3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59" office:value-type="string" calcext:value-type="string">
            <text:p>d2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3" calcext:value-type="float">
            <text:p>3</text:p>
          </table:table-cell>
          <table:table-cell table:style-name="ce262"/>
          <table:table-cell/>
          <table:table-cell table:style-name="ce263" office:value-type="string" calcext:value-type="string">
            <text:p>wr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5" calcext:value-type="float">
            <text:p>5</text:p>
          </table:table-cell>
          <table:table-cell table:style-name="ce427" office:value-type="string" calcext:value-type="string">
            <text:p>rs</text:p>
          </table:table-cell>
          <table:table-cell table:style-name="ce273"/>
          <table:table-cell table:style-name="ce273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ce435" office:value-type="string" calcext:value-type="string">
            <text:p>mosi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d4</text:p>
          </table:table-cell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330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23" office:value-type="string" calcext:value-type="string">
            <text:p>d14</text:p>
          </table:table-cell>
          <table:table-cell table:style-name="Default"/>
          <table:table-cell table:style-name="ce281"/>
          <table:table-cell table:style-name="ce284" office:value-type="float" office:value="4" calcext:value-type="float">
            <text:p>4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7"/>
          <table:table-cell table:style-name="ce440"/>
          <table:table-cell table:style-name="ce260" office:value-type="string" calcext:value-type="string">
            <text:p>d3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4" calcext:value-type="float">
            <text:p>4</text:p>
          </table:table-cell>
          <table:table-cell table:style-name="ce427" office:value-type="string" calcext:value-type="string">
            <text:p>rs</text:p>
          </table:table-cell>
          <table:table-cell/>
          <table:table-cell table:style-name="ce459" office:value-type="string" calcext:value-type="string">
            <text:p>reset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7" calcext:value-type="float">
            <text:p>7</text:p>
          </table:table-cell>
          <table:table-cell table:style-name="ce416" office:value-type="string" calcext:value-type="string">
            <text:p>rd</text:p>
          </table:table-cell>
          <table:table-cell table:style-name="ce273"/>
          <table:table-cell table:style-name="ce273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62"/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330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25" office:value-type="string" calcext:value-type="string">
            <text:p>d15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7"/>
          <table:table-cell table:style-name="ce440"/>
          <table:table-cell table:style-name="ce261" office:value-type="string" calcext:value-type="string">
            <text:p>d4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5" calcext:value-type="float">
            <text:p>5</text:p>
          </table:table-cell>
          <table:table-cell table:style-name="ce450" office:value-type="string" calcext:value-type="string">
            <text:p>wr</text:p>
          </table:table-cell>
          <table:table-cell/>
          <table:table-cell table:style-name="ce267" office:value-type="string" calcext:value-type="string">
            <text:p>d1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0</text:p>
          </table:table-cell>
          <table:table-cell table:style-name="ce273"/>
          <table:table-cell table:style-name="ce273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467" office:value-type="string" calcext:value-type="string">
            <text:p>miso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3" office:value-type="string" calcext:value-type="string">
            <text:p>wr</text:p>
          </table:table-cell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17" calcext:value-type="float">
            <text:p>17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7"/>
          <table:table-cell table:style-name="ce440"/>
          <table:table-cell table:style-name="ce268" office:value-type="string" calcext:value-type="string">
            <text:p>d5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6" calcext:value-type="float">
            <text:p>6</text:p>
          </table:table-cell>
          <table:table-cell table:style-name="ce289" office:value-type="string" calcext:value-type="string">
            <text:p>rd</text:p>
          </table:table-cell>
          <table:table-cell/>
          <table:table-cell table:style-name="ce260" office:value-type="string" calcext:value-type="string">
            <text:p>d3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2</text:p>
          </table:table-cell>
          <table:table-cell table:style-name="ce273"/>
          <table:table-cell table:style-name="ce466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465" office:value-type="string" calcext:value-type="string">
            <text:p>tpirq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back</text:p>
          </table:table-cell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329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27" calcext:value-type="float">
            <text:p>27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style-name="ce329" office:value-type="string" calcext:value-type="string">
            <text:p>0v</text:p>
          </table:table-cell>
          <table:table-cell table:style-name="ce440"/>
          <table:table-cell table:style-name="ce269" office:value-type="string" calcext:value-type="string">
            <text:p>d6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7" calcext:value-type="float">
            <text:p>7</text:p>
          </table:table-cell>
          <table:table-cell table:style-name="ce450" office:value-type="string" calcext:value-type="string">
            <text:p>d8</text:p>
          </table:table-cell>
          <table:table-cell/>
          <table:table-cell table:style-name="ce268" office:value-type="string" calcext:value-type="string">
            <text:p>d5</text:p>
          </table:table-cell>
          <table:table-cell table:style-name="ce308" office:value-type="float" office:value="14" calcext:value-type="float">
            <text:p>14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4</text:p>
          </table:table-cell>
          <table:table-cell table:style-name="ce273"/>
          <table:table-cell table:style-name="ce273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4" office:value-type="string" calcext:value-type="string">
            <text:p>rd</text:p>
          </table:table-cell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12"/>
          <table:table-cell table:style-name="ce284" office:value-type="float" office:value="23" calcext:value-type="float">
            <text:p>23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style-name="ce281"/>
          <table:table-cell table:style-name="ce284" office:value-type="float" office:value="22" calcext:value-type="float">
            <text:p>22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417"/>
          <table:table-cell table:style-name="ce440"/>
          <table:table-cell table:style-name="ce446" office:value-type="string" calcext:value-type="string">
            <text:p>d7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8" calcext:value-type="float">
            <text:p>8</text:p>
          </table:table-cell>
          <table:table-cell table:style-name="ce418" office:value-type="string" calcext:value-type="string">
            <text:p>d9</text:p>
          </table:table-cell>
          <table:table-cell/>
          <table:table-cell table:style-name="ce446" office:value-type="string" calcext:value-type="string">
            <text:p>d7</text:p>
          </table:table-cell>
          <table:table-cell table:style-name="ce308" office:value-type="float" office:value="16" calcext:value-type="float">
            <text:p>16</text:p>
          </table:table-cell>
          <table:table-cell table:style-name="ce308" office:value-type="float" office:value="15" calcext:value-type="float">
            <text:p>15</text:p>
          </table:table-cell>
          <table:table-cell table:style-name="ce465" office:value-type="string" calcext:value-type="string">
            <text:p>d6</text:p>
          </table:table-cell>
          <table:table-cell table:style-name="ce273"/>
          <table:table-cell table:style-name="ce273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2"/>
          <table:table-cell table:style-name="ce284" office:value-type="float" office:value="24" calcext:value-type="float">
            <text:p>24</text:p>
          </table:table-cell>
          <table:table-cell table:style-name="ce427" office:value-type="string" calcext:value-type="string">
            <text:p>rs</text:p>
          </table:table-cell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5"/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417"/>
          <table:table-cell table:style-name="ce440"/>
          <table:table-cell table:style-name="ce447" office:value-type="string" calcext:value-type="string">
            <text:p>tsclk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10</text:p>
          </table:table-cell>
          <table:table-cell/>
          <table:table-cell table:style-name="ce266" office:value-type="string" calcext:value-type="string">
            <text:p>d9</text:p>
          </table:table-cell>
          <table:table-cell table:style-name="ce308" office:value-type="float" office:value="18" calcext:value-type="float">
            <text:p>18</text:p>
          </table:table-cell>
          <table:table-cell table:style-name="ce308" office:value-type="float" office:value="17" calcext:value-type="float">
            <text:p>17</text:p>
          </table:table-cell>
          <table:table-cell table:style-name="ce450" office:value-type="string" calcext:value-type="string">
            <text:p>d8</text:p>
          </table:table-cell>
          <table:table-cell table:number-columns-repeated="7"/>
          <table:table-cell table:style-name="ce468"/>
          <table:table-cell table:number-columns-repeated="15"/>
        </table:table-row>
        <table:table-row table:style-name="ro1">
          <table:table-cell table:style-name="ce265" office:value-type="string" calcext:value-type="string">
            <text:p>d10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9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446" office:value-type="string" calcext:value-type="string">
            <text:p>tcs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1</text:p>
          </table:table-cell>
          <table:table-cell/>
          <table:table-cell table:style-name="ce267" office:value-type="string" calcext:value-type="string">
            <text:p>d11</text:p>
          </table:table-cell>
          <table:table-cell table:style-name="ce308" office:value-type="float" office:value="20" calcext:value-type="float">
            <text:p>20</text:p>
          </table:table-cell>
          <table:table-cell table:style-name="ce308" office:value-type="float" office:value="19" calcext:value-type="float">
            <text:p>19</text:p>
          </table:table-cell>
          <table:table-cell table:style-name="ce451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66" office:value-type="string" calcext:value-type="string">
            <text:p>d9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12"/>
          <table:table-cell table:style-name="ce284" office:value-type="float" office:value="25" calcext:value-type="float">
            <text:p>25</text:p>
          </table:table-cell>
          <table:table-cell table:style-name="ce428" office:value-type="string" calcext:value-type="string">
            <text:p>reset</text:p>
          </table:table-cell>
          <table:table-cell table:style-name="Default"/>
          <table:table-cell table:style-name="ce29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417"/>
          <table:table-cell table:style-name="ce440"/>
          <table:table-cell table:style-name="ce267" office:value-type="string" calcext:value-type="string">
            <text:p>tmosi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12</text:p>
          </table:table-cell>
          <table:table-cell/>
          <table:table-cell table:style-name="ce260" office:value-type="string" calcext:value-type="string">
            <text:p>d13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1" calcext:value-type="float">
            <text:p>21</text:p>
          </table:table-cell>
          <table:table-cell table:style-name="ce454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67" office:value-type="string" calcext:value-type="string">
            <text:p>d11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29" office:value-type="string" calcext:value-type="string">
            <text:p>d8</text:p>
          </table:table-cell>
          <table:table-cell table:style-name="Default"/>
          <table:table-cell table:style-name="ce29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330" office:value-type="string" calcext:value-type="string">
            <text:p>Ce0</text:p>
          </table:table-cell>
          <table:table-cell table:style-name="ce440"/>
          <table:table-cell table:style-name="ce449" office:value-type="string" calcext:value-type="string">
            <text:p>tbusy</text:p>
          </table:table-cell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13</text:p>
          </table:table-cell>
          <table:table-cell/>
          <table:table-cell table:style-name="ce268" office:value-type="string" calcext:value-type="string">
            <text:p>d15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23" calcext:value-type="float">
            <text:p>23</text:p>
          </table:table-cell>
          <table:table-cell table:style-name="ce437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330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430" office:value-type="string" calcext:value-type="string">
            <text:p>d7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7"/>
          <table:table-cell table:style-name="ce440"/>
          <table:table-cell table:style-name="ce261" office:value-type="string" calcext:value-type="string">
            <text:p>tmiso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14</text:p>
          </table:table-cell>
          <table:table-cell/>
          <table:table-cell table:style-name="ce461" office:value-type="string" calcext:value-type="string">
            <text:p>tp yd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25" calcext:value-type="float">
            <text:p>25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5" office:value-type="string" calcext:value-type="string">
            <text:p>d0</text:p>
          </table:table-cell>
          <table:table-cell table:style-name="ce284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284" office:value-type="float" office:value="1" calcext:value-type="float">
            <text:p>1</text:p>
          </table:table-cell>
          <table:table-cell table:style-name="ce432" office:value-type="string" calcext:value-type="string">
            <text:p>d1</text:p>
          </table:table-cell>
          <table:table-cell table:style-name="Default"/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440"/>
          <table:table-cell table:style-name="ce269" office:value-type="string" calcext:value-type="string">
            <text:p>tpirq</text:p>
          </table:table-cell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15</text:p>
          </table:table-cell>
          <table:table-cell/>
          <table:table-cell table:style-name="ce273" office:value-type="string" calcext:value-type="string">
            <text:p>tp yu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27" calcext:value-type="float">
            <text:p>27</text:p>
          </table:table-cell>
          <table:table-cell table:style-name="ce418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68" office:value-type="string" calcext:value-type="string">
            <text:p>d5</text:p>
          </table:table-cell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5" calcext:value-type="float">
            <text:p>5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15" calcext:value-type="float">
            <text:p>15</text:p>
          </table:table-cell>
          <table:table-cell table:style-name="ce426" office:value-type="string" calcext:value-type="string">
            <text:p>cs</text:p>
          </table:table-cell>
          <table:table-cell/>
          <table:table-cell table:style-name="ce273" office:value-type="string" calcext:value-type="string">
            <text:p>led -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29" calcext:value-type="float">
            <text:p>29</text:p>
          </table:table-cell>
          <table:table-cell table:style-name="ce418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d6</text:p>
          </table:table-cell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412"/>
          <table:table-cell table:style-name="ce284" office:value-type="float" office:value="12" calcext:value-type="float">
            <text:p>12</text:p>
          </table:table-cell>
          <table:table-cell table:style-name="ce433" office:value-type="string" calcext:value-type="string">
            <text:p>d12</text:p>
          </table:table-cell>
          <table:table-cell table:style-name="Default"/>
          <table:table-cell table:style-name="ce281"/>
          <table:table-cell table:style-name="ce284" office:value-type="float" office:value="6" calcext:value-type="float">
            <text:p>6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16" calcext:value-type="float">
            <text:p>16</text:p>
          </table:table-cell>
          <table:table-cell table:style-name="ce262"/>
          <table:table-cell/>
          <table:table-cell table:style-name="ce262"/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31" calcext:value-type="float">
            <text:p>31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60" office:value-type="string" calcext:value-type="string">
            <text:p>d13</text:p>
          </table:table-cell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13" calcext:value-type="float">
            <text:p>13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17" calcext:value-type="float">
            <text:p>17</text:p>
          </table:table-cell>
          <table:table-cell table:style-name="ce428" office:value-type="string" calcext:value-type="string">
            <text:p>reset</text:p>
          </table:table-cell>
          <table:table-cell/>
          <table:table-cell table:style-name="ce262"/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33" calcext:value-type="float">
            <text:p>33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70" office:value-type="string" calcext:value-type="string">
            <text:p>tmiso</text:p>
          </table:table-cell>
          <table:table-cell table:style-name="ce284" office:value-type="float" office:value="19" calcext:value-type="float">
            <text:p>1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330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tcs</text:p>
          </table:table-cell>
          <table:table-cell table:style-name="Default"/>
          <table:table-cell table:style-name="ce281"/>
          <table:table-cell table:style-name="ce284" office:value-type="float" office:value="19" calcext:value-type="float">
            <text:p>19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8" calcext:value-type="float">
            <text:p>38</text:p>
          </table:table-cell>
          <table:table-cell table:style-name="ce308" office:value-type="float" office:value="18" calcext:value-type="float">
            <text:p>18</text:p>
          </table:table-cell>
          <table:table-cell table:style-name="ce262"/>
          <table:table-cell/>
          <table:table-cell table:style-name="ce257" office:value-type="string" calcext:value-type="string">
            <text:p>led+</text:p>
          </table:table-cell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35" calcext:value-type="float">
            <text:p>35</text:p>
          </table:table-cell>
          <table:table-cell table:style-name="ce437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t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330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tmosi</text:p>
          </table:table-cell>
          <table:table-cell table:style-name="Default"/>
          <table:table-cell table:style-name="ce281"/>
          <table:table-cell table:style-name="ce284" office:value-type="float" office:value="26" calcext:value-type="float">
            <text:p>26</text:p>
          </table:table-cell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19" calcext:value-type="float">
            <text:p>19</text:p>
          </table:table-cell>
          <table:table-cell table:style-name="ce433" office:value-type="string" calcext:value-type="string">
            <text:p>led+</text:p>
          </table:table-cell>
          <table:table-cell table:number-columns-repeated="2"/>
          <table:table-cell table:style-name="ce308"/>
          <table:table-cell table:style-name="ce308" office:value-type="float" office:value="37" calcext:value-type="float">
            <text:p>37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6"/>
          <table:table-cell table:style-name="ce29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330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tsck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6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40" calcext:value-type="float">
            <text:p>40</text:p>
          </table:table-cell>
          <table:table-cell table:style-name="ce308" office:value-type="float" office:value="20" calcext:value-type="float">
            <text:p>20</text:p>
          </table:table-cell>
          <table:table-cell table:style-name="ce262"/>
          <table:table-cell table:number-columns-repeated="28"/>
        </table:table-row>
        <table:table-row table:style-name="ro2">
          <table:table-cell table:number-columns-repeated="7"/>
          <table:table-cell table:style-name="ce416" table:number-columns-repeated="2"/>
          <table:table-cell table:style-name="ce273" table:number-columns-repeated="2"/>
          <table:table-cell table:style-name="ce416" table:number-columns-repeated="4"/>
          <table:table-cell table:style-name="ce440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81"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4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8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style-name="Default" table:number-columns-repeated="2"/>
          <table:table-cell table:style-name="ce281" table:number-columns-repeated="2"/>
          <table:table-cell table:style-name="Default" table:number-columns-repeated="3"/>
          <table:table-cell table:style-name="ce417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5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ce289"/>
          <table:table-cell table:style-name="ce308" table:number-columns-repeated="2"/>
          <table:table-cell table:style-name="ce418"/>
          <table:table-cell table:number-columns-repeated="28"/>
        </table:table-row>
        <table:table-row table:style-name="ro2" table:number-rows-repeated="1048532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ssd1289" table:style-name="ta1">
        <table:table-column table:style-name="co16" table:default-cell-style-name="ce484"/>
        <table:table-column table:style-name="co2" table:default-cell-style-name="ce484"/>
        <table:table-column table:style-name="co23" table:default-cell-style-name="ce484"/>
        <table:table-column table:style-name="co24" table:default-cell-style-name="ce499"/>
        <table:table-column table:style-name="co4" table:default-cell-style-name="ce499"/>
        <table:table-column table:style-name="co16" table:default-cell-style-name="ce503"/>
        <table:table-column table:style-name="co5" table:default-cell-style-name="ce503"/>
        <table:table-column table:style-name="co18" table:default-cell-style-name="ce503"/>
        <table:table-column table:style-name="co19" table:default-cell-style-name="ce499"/>
        <table:table-column table:style-name="co12" table:default-cell-style-name="ce499"/>
        <table:table-column table:style-name="co15" table:default-cell-style-name="ce499"/>
        <table:table-column table:style-name="co25" table:default-cell-style-name="ce484"/>
        <table:table-column table:style-name="co8" table:default-cell-style-name="ce499"/>
        <table:table-column table:style-name="co10" table:default-cell-style-name="ce499"/>
        <table:table-column table:style-name="co18" table:default-cell-style-name="ce503"/>
        <table:table-column table:style-name="co19" table:default-cell-style-name="ce499"/>
        <table:table-column table:style-name="co15" table:default-cell-style-name="ce499"/>
        <table:table-column table:style-name="co19" table:default-cell-style-name="ce499"/>
        <table:table-column table:style-name="co16" table:default-cell-style-name="ce499"/>
        <table:table-column table:style-name="co5" table:default-cell-style-name="ce486"/>
        <table:table-column table:style-name="co23" table:default-cell-style-name="ce499"/>
        <table:table-column table:style-name="co2" table:default-cell-style-name="ce499"/>
        <table:table-column table:style-name="co26" table:default-cell-style-name="ce499"/>
        <table:table-column table:style-name="co23" table:default-cell-style-name="ce499"/>
        <table:table-column table:style-name="co2" table:default-cell-style-name="ce486"/>
        <table:table-column table:style-name="co5" table:default-cell-style-name="ce499"/>
        <table:table-column table:style-name="co21" table:number-columns-repeated="38" table:default-cell-style-name="ce499"/>
        <table:table-row table:style-name="ro3">
          <table:table-cell table:style-name="ce469" office:value-type="string" calcext:value-type="string">
            <text:p>top</text:p>
          </table:table-cell>
          <table:table-cell table:style-name="ce485" office:value-type="string" calcext:value-type="string">
            <text:p>gpio</text:p>
          </table:table-cell>
          <table:table-cell table:number-columns-repeated="3"/>
          <table:table-cell table:style-name="ce499"/>
          <table:table-cell table:style-name="ce485" office:value-type="string" calcext:value-type="string">
            <text:p>gpio</text:p>
          </table:table-cell>
          <table:table-cell table:style-name="ce499"/>
          <table:table-cell table:number-columns-repeated="3"/>
          <table:table-cell table:style-name="ce469" office:value-type="float" office:value="1289" calcext:value-type="float">
            <text:p>1289</text:p>
          </table:table-cell>
          <table:table-cell table:style-name="ce485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6"/>
          <table:table-cell table:style-name="ce470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" calcext:value-type="float">
            <text:p>2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504" office:value-type="string" calcext:value-type="string">
            <text:p>5v</text:p>
          </table:table-cell>
          <table:table-cell table:number-columns-repeated="3"/>
          <table:table-cell table:style-name="ce474"/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20" calcext:value-type="float">
            <text:p>20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1" office:value-type="string" calcext:value-type="string">
            <text:p>d2</text:p>
          </table:table-cell>
          <table:table-cell table:style-name="ce487" office:value-type="float" office:value="2" calcext:value-type="float">
            <text:p>2</text:p>
          </table:table-cell>
          <table:table-cell table:style-name="ce303" office:value-type="string" calcext:value-type="string">
            <text:p>sda</text:p>
          </table:table-cell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4" calcext:value-type="float">
            <text:p>4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19" calcext:value-type="float">
            <text:p>19</text:p>
          </table:table-cell>
          <table:table-cell table:style-name="ce513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3</text:p>
          </table:table-cell>
          <table:table-cell table:style-name="ce487" office:value-type="float" office:value="3" calcext:value-type="float">
            <text:p>3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6" calcext:value-type="float">
            <text:p>6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18" calcext:value-type="float">
            <text:p>18</text:p>
          </table:table-cell>
          <table:table-cell table:style-name="ce474"/>
          <table:table-cell table:number-columns-repeated="49"/>
        </table:table-row>
        <table:table-row table:style-name="ro4">
          <table:table-cell table:style-name="ce473" office:value-type="string" calcext:value-type="string">
            <text:p>d4</text:p>
          </table:table-cell>
          <table:table-cell table:style-name="ce487" office:value-type="float" office:value="4" calcext:value-type="float">
            <text:p>4</text:p>
          </table:table-cell>
          <table:table-cell table:style-name="ce489"/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8" calcext:value-type="float">
            <text:p>8</text:p>
          </table:table-cell>
          <table:table-cell table:style-name="ce468" office:value-type="string" calcext:value-type="string">
            <text:p>txd</text:p>
          </table:table-cell>
          <table:table-cell table:style-name="ce487" office:value-type="float" office:value="14" calcext:value-type="float">
            <text:p>14</text:p>
          </table:table-cell>
          <table:table-cell table:style-name="ce505" office:value-type="string" calcext:value-type="string">
            <text:p>d14</text:p>
          </table:table-cell>
          <table:table-cell table:number-columns-repeated="3"/>
          <table:table-cell table:style-name="ce474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17" calcext:value-type="float">
            <text:p>17</text:p>
          </table:table-cell>
          <table:table-cell table:style-name="ce509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10" calcext:value-type="float">
            <text:p>10</text:p>
          </table:table-cell>
          <table:table-cell table:style-name="ce468" office:value-type="string" calcext:value-type="string">
            <text:p>rxd</text:p>
          </table:table-cell>
          <table:table-cell table:style-name="ce487" office:value-type="float" office:value="15" calcext:value-type="float">
            <text:p>15</text:p>
          </table:table-cell>
          <table:table-cell table:style-name="ce506" office:value-type="string" calcext:value-type="string">
            <text:p>d15</text:p>
          </table:table-cell>
          <table:table-cell table:number-columns-repeated="3"/>
          <table:table-cell table:style-name="ce474"/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16" calcext:value-type="float">
            <text:p>16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5" office:value-type="string" calcext:value-type="string">
            <text:p>wr</text:p>
          </table:table-cell>
          <table:table-cell table:style-name="ce487" office:value-type="float" office:value="17" calcext:value-type="float">
            <text:p>1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12" calcext:value-type="float">
            <text:p>12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18" calcext:value-type="float">
            <text:p>18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15" calcext:value-type="float">
            <text:p>15</text:p>
          </table:table-cell>
          <table:table-cell table:style-name="ce507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7" calcext:value-type="float">
            <text:p>27</text:p>
          </table:table-cell>
          <table:table-cell table:style-name="ce489"/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14" calcext:value-type="float">
            <text:p>14</text:p>
          </table:table-cell>
          <table:table-cell table:style-name="ce501" office:value-type="string" calcext:value-type="string">
            <text:p>0v</text:p>
          </table:table-cell>
          <table:table-cell table:style-name="ce488" office:value-type="string" calcext:value-type="string">
            <text:p>-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14" calcext:value-type="float">
            <text:p>14</text:p>
          </table:table-cell>
          <table:table-cell table:style-name="ce507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477" office:value-type="string" calcext:value-type="string">
            <text:p>rd</text:p>
          </table:table-cell>
          <table:table-cell table:style-name="ce487" office:value-type="float" office:value="22" calcext:value-type="float">
            <text:p>22</text:p>
          </table:table-cell>
          <table:table-cell table:style-name="ce489"/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16" calcext:value-type="float">
            <text:p>16</text:p>
          </table:table-cell>
          <table:table-cell table:style-name="ce502"/>
          <table:table-cell table:style-name="ce487" office:value-type="float" office:value="23" calcext:value-type="float">
            <text:p>23</text:p>
          </table:table-cell>
          <table:table-cell table:style-name="ce507" office:value-type="string" calcext:value-type="string">
            <text:p>cs</text:p>
          </table:table-cell>
          <table:table-cell table:number-columns-repeated="3"/>
          <table:table-cell table:style-name="ce474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13" calcext:value-type="float">
            <text:p>13</text:p>
          </table:table-cell>
          <table:table-cell table:style-name="ce517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08" office:value-type="string" calcext:value-type="string">
            <text:p>rs</text:p>
          </table:table-cell>
          <table:table-cell table:number-columns-repeated="3"/>
          <table:table-cell table:style-name="ce474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12" calcext:value-type="float">
            <text:p>12</text:p>
          </table:table-cell>
          <table:table-cell table:style-name="ce518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487" office:value-type="float" office:value="10" calcext:value-type="float">
            <text:p>1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20" calcext:value-type="float">
            <text:p>20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4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11" calcext:value-type="float">
            <text:p>11</text:p>
          </table:table-cell>
          <table:table-cell table:style-name="ce519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479" office:value-type="string" calcext:value-type="string">
            <text:p>d9</text:p>
          </table:table-cell>
          <table:table-cell table:style-name="ce487" office:value-type="float" office:value="9" calcext:value-type="float">
            <text:p>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22" calcext:value-type="float">
            <text:p>22</text:p>
          </table:table-cell>
          <table:table-cell table:style-name="ce502"/>
          <table:table-cell table:style-name="ce487" office:value-type="float" office:value="25" calcext:value-type="float">
            <text:p>25</text:p>
          </table:table-cell>
          <table:table-cell table:style-name="ce509" office:value-type="string" calcext:value-type="string">
            <text:p>reset</text:p>
          </table:table-cell>
          <table:table-cell table:number-columns-repeated="3"/>
          <table:table-cell table:style-name="ce474"/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10" calcext:value-type="float">
            <text:p>10</text:p>
          </table:table-cell>
          <table:table-cell table:style-name="ce520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480" office:value-type="string" calcext:value-type="string">
            <text:p>d11</text:p>
          </table:table-cell>
          <table:table-cell table:style-name="ce487" office:value-type="float" office:value="11" calcext:value-type="float">
            <text:p>1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24" calcext:value-type="float">
            <text:p>24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8" calcext:value-type="float">
            <text:p>8</text:p>
          </table:table-cell>
          <table:table-cell table:style-name="ce510" office:value-type="string" calcext:value-type="string">
            <text:p>d8</text:p>
          </table:table-cell>
          <table:table-cell table:number-columns-repeated="3"/>
          <table:table-cell table:style-name="ce474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9" calcext:value-type="float">
            <text:p>9</text:p>
          </table:table-cell>
          <table:table-cell table:style-name="ce521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26" calcext:value-type="float">
            <text:p>26</text:p>
          </table:table-cell>
          <table:table-cell table:style-name="ce468" office:value-type="string" calcext:value-type="string">
            <text:p>Ce1</text:p>
          </table:table-cell>
          <table:table-cell table:style-name="ce487" office:value-type="float" office:value="7" calcext:value-type="float">
            <text:p>7</text:p>
          </table:table-cell>
          <table:table-cell table:style-name="ce511" office:value-type="string" calcext:value-type="string">
            <text:p>d7</text:p>
          </table:table-cell>
          <table:table-cell table:number-columns-repeated="3"/>
          <table:table-cell table:style-name="ce514" office:value-type="string" calcext:value-type="string">
            <text:p>d7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8" calcext:value-type="float">
            <text:p>8</text:p>
          </table:table-cell>
          <table:table-cell table:style-name="ce522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478" office:value-type="string" calcext:value-type="string">
            <text:p>d0</text:p>
          </table:table-cell>
          <table:table-cell table:style-name="ce487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487" office:value-type="float" office:value="1" calcext:value-type="float">
            <text:p>1</text:p>
          </table:table-cell>
          <table:table-cell table:style-name="ce512" office:value-type="string" calcext:value-type="string">
            <text:p>d1</text:p>
          </table:table-cell>
          <table:table-cell table:number-columns-repeated="3"/>
          <table:table-cell table:style-name="ce482" office:value-type="string" calcext:value-type="string">
            <text:p>d6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7" calcext:value-type="float">
            <text:p>7</text:p>
          </table:table-cell>
          <table:table-cell table:style-name="ce523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481" office:value-type="string" calcext:value-type="string">
            <text:p>d5</text:p>
          </table:table-cell>
          <table:table-cell table:style-name="ce487" office:value-type="float" office:value="5" calcext:value-type="float">
            <text:p>5</text:p>
          </table:table-cell>
          <table:table-cell table:style-name="ce489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30" calcext:value-type="float">
            <text:p>30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81" office:value-type="string" calcext:value-type="string">
            <text:p>d5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6" calcext:value-type="float">
            <text:p>6</text:p>
          </table:table-cell>
          <table:table-cell table:style-name="ce499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482" office:value-type="string" calcext:value-type="string">
            <text:p>d6</text:p>
          </table:table-cell>
          <table:table-cell table:style-name="ce487" office:value-type="float" office:value="6" calcext:value-type="float">
            <text:p>6</text:p>
          </table:table-cell>
          <table:table-cell table:style-name="ce489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32" calcext:value-type="float">
            <text:p>32</text:p>
          </table:table-cell>
          <table:table-cell table:style-name="ce502"/>
          <table:table-cell table:style-name="ce487" office:value-type="float" office:value="12" calcext:value-type="float">
            <text:p>12</text:p>
          </table:table-cell>
          <table:table-cell table:style-name="ce513" office:value-type="string" calcext:value-type="string">
            <text:p>d12</text:p>
          </table:table-cell>
          <table:table-cell table:number-columns-repeated="3"/>
          <table:table-cell table:style-name="ce473" office:value-type="string" calcext:value-type="string">
            <text:p>d4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5" calcext:value-type="float">
            <text:p>5</text:p>
          </table:table-cell>
          <table:table-cell table:style-name="ce523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13</text:p>
          </table:table-cell>
          <table:table-cell table:style-name="ce487" office:value-type="float" office:value="13" calcext:value-type="float">
            <text:p>13</text:p>
          </table:table-cell>
          <table:table-cell table:style-name="ce489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34" calcext:value-type="float">
            <text:p>34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2" office:value-type="string" calcext:value-type="string">
            <text:p>d3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4" calcext:value-type="float">
            <text:p>4</text:p>
          </table:table-cell>
          <table:table-cell table:style-name="ce508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476"/>
          <table:table-cell table:style-name="ce487" office:value-type="float" office:value="19" calcext:value-type="float">
            <text:p>1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36" calcext:value-type="float">
            <text:p>36</text:p>
          </table:table-cell>
          <table:table-cell table:style-name="ce468" office:value-type="string" calcext:value-type="string">
            <text:p>ce2</text:p>
          </table:table-cell>
          <table:table-cell table:style-name="ce487" office:value-type="float" office:value="16" calcext:value-type="float">
            <text:p>16</text:p>
          </table:table-cell>
          <table:table-cell table:style-name="ce476"/>
          <table:table-cell table:number-columns-repeated="3"/>
          <table:table-cell table:style-name="ce471" office:value-type="string" calcext:value-type="string">
            <text:p>d2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3" calcext:value-type="float">
            <text:p>3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6" calcext:value-type="float">
            <text:p>26</text:p>
          </table:table-cell>
          <table:table-cell table:style-name="ce489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38" calcext:value-type="float">
            <text:p>38</text:p>
          </table:table-cell>
          <table:table-cell table:style-name="ce468" office:value-type="string" calcext:value-type="string">
            <text:p>mosi</text:p>
          </table:table-cell>
          <table:table-cell table:style-name="ce487" office:value-type="float" office:value="20" calcext:value-type="float">
            <text:p>20</text:p>
          </table:table-cell>
          <table:table-cell table:style-name="ce476"/>
          <table:table-cell table:number-columns-repeated="3"/>
          <table:table-cell table:style-name="ce480" office:value-type="string" calcext:value-type="string">
            <text:p>d1</text:p>
          </table:table-cell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" calcext:value-type="float">
            <text:p>2</text:p>
          </table:table-cell>
          <table:table-cell table:style-name="ce504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483" office:value-type="string" calcext:value-type="string">
            <text:p>0v</text:p>
          </table:table-cell>
          <table:table-cell table:style-name="ce286"/>
          <table:table-cell table:style-name="ce495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40" calcext:value-type="float">
            <text:p>40</text:p>
          </table:table-cell>
          <table:table-cell table:style-name="ce468" office:value-type="string" calcext:value-type="string">
            <text:p>sclk</text:p>
          </table:table-cell>
          <table:table-cell table:style-name="ce487" office:value-type="float" office:value="21" calcext:value-type="float">
            <text:p>21</text:p>
          </table:table-cell>
          <table:table-cell table:style-name="ce476"/>
          <table:table-cell table:number-columns-repeated="3"/>
          <table:table-cell table:style-name="ce478" office:value-type="string" calcext:value-type="string">
            <text:p>d0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1" calcext:value-type="float">
            <text:p>1</text:p>
          </table:table-cell>
          <table:table-cell table:style-name="ce483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469" office:value-type="float" office:value="1289" calcext:value-type="float">
            <text:p>1289</text:p>
          </table:table-cell>
          <table:table-cell/>
          <table:table-cell table:style-name="ce485"/>
          <table:table-cell table:number-columns-repeated="4"/>
          <table:table-cell table:style-name="ce525" office:value-type="string" calcext:value-type="string">
            <text:p>bot</text:p>
          </table:table-cell>
          <table:table-cell table:style-name="ce485" office:value-type="string" calcext:value-type="string">
            <text:p>gpio</text:p>
          </table:table-cell>
          <table:table-cell table:style-name="ce531"/>
          <table:table-cell table:number-columns-repeated="2"/>
          <table:table-cell table:style-name="ce503"/>
          <table:table-cell table:style-name="ce485" office:value-type="string" calcext:value-type="string">
            <text:p>gpio</text:p>
          </table:table-cell>
          <table:table-cell table:style-name="ce503"/>
          <table:table-cell table:number-columns-repeated="38"/>
        </table:table-row>
        <table:table-row table:style-name="ro7">
          <table:table-cell table:number-columns-repeated="11"/>
          <table:table-cell table:style-name="ce474"/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40" calcext:value-type="float">
            <text:p>40</text:p>
          </table:table-cell>
          <table:table-cell table:style-name="ce476"/>
          <table:table-cell table:number-columns-repeated="3"/>
          <table:table-cell table:style-name="ce516" office:value-type="string" calcext:value-type="string">
            <text:p>5v</text:p>
          </table:table-cell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1" calcext:value-type="float">
            <text:p>1</text:p>
          </table:table-cell>
          <table:table-cell table:style-name="ce513" office:value-type="string" calcext:value-type="string">
            <text:p>3.3v</text:p>
          </table:table-cell>
          <table:table-cell/>
          <table:table-cell table:style-name="ce513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0" office:value-type="string" calcext:value-type="string">
            <text:p>led+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39" calcext:value-type="float">
            <text:p>39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3" calcext:value-type="float">
            <text:p>3</text:p>
          </table:table-cell>
          <table:table-cell table:style-name="ce415" office:value-type="string" calcext:value-type="string">
            <text:p>sda</text:p>
          </table:table-cell>
          <table:table-cell table:style-name="ce487" office:value-type="float" office:value="2" calcext:value-type="float">
            <text:p>2</text:p>
          </table:table-cell>
          <table:table-cell table:style-name="ce519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38" calcext:value-type="float">
            <text:p>38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5" calcext:value-type="float">
            <text:p>5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3" calcext:value-type="float">
            <text:p>3</text:p>
          </table:table-cell>
          <table:table-cell table:style-name="ce518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5" office:value-type="string" calcext:value-type="string">
            <text:p>reset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37" calcext:value-type="float">
            <text:p>37</text:p>
          </table:table-cell>
          <table:table-cell table:style-name="ce476"/>
          <table:table-cell table:number-columns-repeated="3"/>
          <table:table-cell table:style-name="ce526" office:value-type="string" calcext:value-type="string">
            <text:p>d14</text:p>
          </table:table-cell>
          <table:table-cell table:style-name="ce487" office:value-type="float" office:value="14" calcext:value-type="float">
            <text:p>14</text:p>
          </table:table-cell>
          <table:table-cell table:style-name="ce303" office:value-type="string" calcext:value-type="string">
            <text:p>txd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7" calcext:value-type="float">
            <text:p>7</text:p>
          </table:table-cell>
          <table:table-cell table:style-name="ce532"/>
          <table:table-cell table:style-name="ce487" office:value-type="float" office:value="4" calcext:value-type="float">
            <text:p>4</text:p>
          </table:table-cell>
          <table:table-cell table:style-name="ce517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476"/>
          <table:table-cell table:number-columns-repeated="3"/>
          <table:table-cell table:style-name="ce527" office:value-type="string" calcext:value-type="string">
            <text:p>d15</text:p>
          </table:table-cell>
          <table:table-cell table:style-name="ce487" office:value-type="float" office:value="15" calcext:value-type="float">
            <text:p>15</text:p>
          </table:table-cell>
          <table:table-cell table:style-name="ce303" office:value-type="string" calcext:value-type="string">
            <text:p>rxd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9" calcext:value-type="float">
            <text:p>9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cs</text:p>
          </table:table-cell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35" calcext:value-type="float">
            <text:p>35</text:p>
          </table:table-cell>
          <table:table-cell table:style-name="ce476"/>
          <table:table-cell table:number-columns-repeated="3"/>
          <table:table-cell table:style-name="ce474"/>
          <table:table-cell table:style-name="ce487" office:value-type="float" office:value="18" calcext:value-type="float">
            <text:p>1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11" calcext:value-type="float">
            <text:p>11</text:p>
          </table:table-cell>
          <table:table-cell table:style-name="ce415" office:value-type="string" calcext:value-type="string">
            <text:p>ce1</text:p>
          </table:table-cell>
          <table:table-cell table:style-name="ce487" office:value-type="float" office:value="17" calcext:value-type="float">
            <text:p>17</text:p>
          </table:table-cell>
          <table:table-cell table:style-name="ce523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d15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34" calcext:value-type="float">
            <text:p>34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string" calcext:value-type="string">
            <text:p>-</text:p>
          </table:table-cell>
          <table:table-cell table:style-name="ce495" office:value-type="string" calcext:value-type="string">
            <text:p>0v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13" calcext:value-type="float">
            <text:p>13</text:p>
          </table:table-cell>
          <table:table-cell table:style-name="ce532"/>
          <table:table-cell table:style-name="ce487" office:value-type="float" office:value="27" calcext:value-type="float">
            <text:p>27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3" office:value-type="string" calcext:value-type="string">
            <text:p>d14</text:p>
          </table:table-cell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76"/>
          <table:table-cell table:number-columns-repeated="3"/>
          <table:table-cell table:style-name="ce481" office:value-type="string" calcext:value-type="string">
            <text:p>cs</text:p>
          </table:table-cell>
          <table:table-cell table:style-name="ce487" office:value-type="float" office:value="23" calcext:value-type="float">
            <text:p>23</text:p>
          </table:table-cell>
          <table:table-cell table:style-name="ce489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15" calcext:value-type="float">
            <text:p>15</text:p>
          </table:table-cell>
          <table:table-cell table:style-name="ce532"/>
          <table:table-cell table:style-name="ce487" office:value-type="float" office:value="22" calcext:value-type="float">
            <text:p>22</text:p>
          </table:table-cell>
          <table:table-cell table:style-name="ce533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2" office:value-type="string" calcext:value-type="string">
            <text:p>d13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476"/>
          <table:table-cell table:number-columns-repeated="3"/>
          <table:table-cell table:style-name="ce514" office:value-type="string" calcext:value-type="string">
            <text:p>rs</text:p>
          </table:table-cell>
          <table:table-cell table:style-name="ce487" office:value-type="float" office:value="24" calcext:value-type="float">
            <text:p>24</text:p>
          </table:table-cell>
          <table:table-cell table:style-name="ce489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17" calcext:value-type="float">
            <text:p>17</text:p>
          </table:table-cell>
          <table:table-cell table:style-name="ce513" office:value-type="string" calcext:value-type="string">
            <text:p>3.3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1" office:value-type="string" calcext:value-type="string">
            <text:p>d12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31" calcext:value-type="float">
            <text:p>31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19" calcext:value-type="float">
            <text:p>19</text:p>
          </table:table-cell>
          <table:table-cell table:style-name="ce415" office:value-type="string" calcext:value-type="string">
            <text:p>Mosi</text:p>
          </table:table-cell>
          <table:table-cell table:style-name="ce487" office:value-type="float" office:value="10" calcext:value-type="float">
            <text:p>10</text:p>
          </table:table-cell>
          <table:table-cell table:style-name="ce521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0" office:value-type="string" calcext:value-type="string">
            <text:p>d11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30" calcext:value-type="float">
            <text:p>30</text:p>
          </table:table-cell>
          <table:table-cell table:style-name="ce476"/>
          <table:table-cell table:number-columns-repeated="3"/>
          <table:table-cell table:style-name="ce515" office:value-type="string" calcext:value-type="string">
            <text:p>reset</text:p>
          </table:table-cell>
          <table:table-cell table:style-name="ce487" office:value-type="float" office:value="25" calcext:value-type="float">
            <text:p>25</text:p>
          </table:table-cell>
          <table:table-cell table:style-name="ce489"/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1" calcext:value-type="float">
            <text:p>21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9" calcext:value-type="float">
            <text:p>9</text:p>
          </table:table-cell>
          <table:table-cell table:style-name="ce522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8" office:value-type="string" calcext:value-type="string">
            <text:p>d10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29" calcext:value-type="float">
            <text:p>29</text:p>
          </table:table-cell>
          <table:table-cell table:style-name="ce476"/>
          <table:table-cell table:number-columns-repeated="3"/>
          <table:table-cell table:style-name="ce528" office:value-type="string" calcext:value-type="string">
            <text:p>d8</text:p>
          </table:table-cell>
          <table:table-cell table:style-name="ce487" office:value-type="float" office:value="8" calcext:value-type="float">
            <text:p>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23" calcext:value-type="float">
            <text:p>23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11" calcext:value-type="float">
            <text:p>11</text:p>
          </table:table-cell>
          <table:table-cell table:style-name="ce520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9" office:value-type="string" calcext:value-type="string">
            <text:p>d9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28" calcext:value-type="float">
            <text:p>28</text:p>
          </table:table-cell>
          <table:table-cell table:style-name="ce508" office:value-type="string" calcext:value-type="string">
            <text:p>d7</text:p>
          </table:table-cell>
          <table:table-cell table:number-columns-repeated="3"/>
          <table:table-cell table:style-name="ce529" office:value-type="string" calcext:value-type="string">
            <text:p>d7</text:p>
          </table:table-cell>
          <table:table-cell table:style-name="ce487" office:value-type="float" office:value="7" calcext:value-type="float">
            <text:p>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25" calcext:value-type="float">
            <text:p>25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d8</text:p>
          </table:table-cell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27" calcext:value-type="float">
            <text:p>27</text:p>
          </table:table-cell>
          <table:table-cell table:style-name="ce524" office:value-type="string" calcext:value-type="string">
            <text:p>d6</text:p>
          </table:table-cell>
          <table:table-cell table:number-columns-repeated="3"/>
          <table:table-cell table:style-name="ce530" office:value-type="string" calcext:value-type="string">
            <text:p>d1</text:p>
          </table:table-cell>
          <table:table-cell table:style-name="ce487" office:value-type="float" office:value="1" calcext:value-type="float">
            <text:p>1</text:p>
          </table:table-cell>
          <table:table-cell table:style-name="ce303" office:value-type="string" calcext:value-type="string">
            <text:p>idSc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27" calcext:value-type="float">
            <text:p>27</text:p>
          </table:table-cell>
          <table:table-cell table:style-name="ce415" office:value-type="string" calcext:value-type="string">
            <text:p>idSd</text:p>
          </table:table-cell>
          <table:table-cell table:style-name="ce487" office:value-type="string" calcext:value-type="string">
            <text:p>0</text:p>
          </table:table-cell>
          <table:table-cell table:style-name="ce521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26" calcext:value-type="float">
            <text:p>26</text:p>
          </table:table-cell>
          <table:table-cell table:style-name="ce507" office:value-type="string" calcext:value-type="string">
            <text:p>d5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29" calcext:value-type="float">
            <text:p>29</text:p>
          </table:table-cell>
          <table:table-cell table:style-name="ce532"/>
          <table:table-cell table:style-name="ce487" office:value-type="float" office:value="5" calcext:value-type="float">
            <text:p>5</text:p>
          </table:table-cell>
          <table:table-cell table:style-name="ce507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wr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25" calcext:value-type="float">
            <text:p>25</text:p>
          </table:table-cell>
          <table:table-cell table:style-name="ce517" office:value-type="string" calcext:value-type="string">
            <text:p>d4</text:p>
          </table:table-cell>
          <table:table-cell table:number-columns-repeated="3"/>
          <table:table-cell table:style-name="ce470" office:value-type="string" calcext:value-type="string">
            <text:p>d12</text:p>
          </table:table-cell>
          <table:table-cell table:style-name="ce487" office:value-type="float" office:value="12" calcext:value-type="float">
            <text:p>12</text:p>
          </table:table-cell>
          <table:table-cell table:style-name="ce489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31" calcext:value-type="float">
            <text:p>31</text:p>
          </table:table-cell>
          <table:table-cell table:style-name="ce532"/>
          <table:table-cell table:style-name="ce487" office:value-type="float" office:value="6" calcext:value-type="float">
            <text:p>6</text:p>
          </table:table-cell>
          <table:table-cell table:style-name="ce524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4" office:value-type="string" calcext:value-type="string">
            <text:p>rs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24" calcext:value-type="float">
            <text:p>24</text:p>
          </table:table-cell>
          <table:table-cell table:style-name="ce518" office:value-type="string" calcext:value-type="string">
            <text:p>d3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33" calcext:value-type="float">
            <text:p>33</text:p>
          </table:table-cell>
          <table:table-cell table:style-name="ce532"/>
          <table:table-cell table:style-name="ce487" office:value-type="float" office:value="13" calcext:value-type="float">
            <text:p>13</text:p>
          </table:table-cell>
          <table:table-cell table:style-name="ce518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23" calcext:value-type="float">
            <text:p>23</text:p>
          </table:table-cell>
          <table:table-cell table:style-name="ce519" office:value-type="string" calcext:value-type="string">
            <text:p>d2</text:p>
          </table:table-cell>
          <table:table-cell table:number-columns-repeated="3"/>
          <table:table-cell table:style-name="ce476"/>
          <table:table-cell table:style-name="ce487" office:value-type="float" office:value="16" calcext:value-type="float">
            <text:p>16</text:p>
          </table:table-cell>
          <table:table-cell table:style-name="ce303" office:value-type="string" calcext:value-type="string">
            <text:p>ce2</text:p>
          </table:table-cell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35" calcext:value-type="float">
            <text:p>35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19" calcext:value-type="float">
            <text:p>19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22" calcext:value-type="float">
            <text:p>22</text:p>
          </table:table-cell>
          <table:table-cell table:style-name="ce520" office:value-type="string" calcext:value-type="string">
            <text:p>d1</text:p>
          </table:table-cell>
          <table:table-cell table:number-columns-repeated="3"/>
          <table:table-cell table:style-name="ce476"/>
          <table:table-cell table:style-name="ce487" office:value-type="float" office:value="20" calcext:value-type="float">
            <text:p>2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37" calcext:value-type="float">
            <text:p>37</text:p>
          </table:table-cell>
          <table:table-cell table:style-name="ce532"/>
          <table:table-cell table:style-name="ce487" office:value-type="float" office:value="26" calcext:value-type="float">
            <text:p>26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95" office:value-type="string" calcext:value-type="string">
            <text:p>0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1" calcext:value-type="float">
            <text:p>21</text:p>
          </table:table-cell>
          <table:table-cell table:style-name="ce521" office:value-type="string" calcext:value-type="string">
            <text:p>d0</text:p>
          </table:table-cell>
          <table:table-cell table:number-columns-repeated="3"/>
          <table:table-cell table:style-name="ce476"/>
          <table:table-cell table:style-name="ce487" office:value-type="float" office:value="21" calcext:value-type="float">
            <text:p>2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39" calcext:value-type="float">
            <text:p>39</text:p>
          </table:table-cell>
          <table:table-cell table:style-name="ce483" office:value-type="string" calcext:value-type="string">
            <text:p>0v</text:p>
          </table:table-cell>
          <table:table-cell table:style-name="ce286"/>
          <table:table-cell table:style-name="ce483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315"/>
          <table:table-cell table:style-name="Default" table:number-columns-repeated="4"/>
          <table:table-cell table:style-name="ce315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7601" table:style-name="ta1">
        <table:table-column table:style-name="co27" table:default-cell-style-name="Default"/>
        <table:table-column table:style-name="co28" table:default-cell-style-name="ce289"/>
        <table:table-column table:style-name="co29" table:default-cell-style-name="ce289"/>
        <table:table-column table:style-name="co28" table:default-cell-style-name="ce289"/>
        <table:table-column table:style-name="co20" table:default-cell-style-name="ce289"/>
        <table:table-column table:style-name="co30" table:default-cell-style-name="ce289"/>
        <table:table-column table:style-name="co31" table:default-cell-style-name="ce416"/>
        <table:table-column table:style-name="co32" table:default-cell-style-name="ce289"/>
        <table:table-column table:style-name="co1" table:default-cell-style-name="ce289"/>
        <table:table-column table:style-name="co30" table:default-cell-style-name="ce289"/>
        <table:table-column table:style-name="co20" table:number-columns-repeated="2" table:default-cell-style-name="ce289"/>
        <table:table-column table:style-name="co30" table:default-cell-style-name="ce289"/>
        <table:table-column table:style-name="co33" table:number-columns-repeated="2" table:default-cell-style-name="ce289"/>
        <table:table-column table:style-name="co30" table:default-cell-style-name="ce289"/>
        <table:table-column table:style-name="co34" table:number-columns-repeated="2" table:default-cell-style-name="ce289"/>
        <table:table-column table:style-name="co31" table:number-columns-repeated="2" table:default-cell-style-name="ce289"/>
        <table:table-column table:style-name="co16" table:default-cell-style-name="ce289"/>
        <table:table-column table:style-name="co5" table:default-cell-style-name="ce289"/>
        <table:table-column table:style-name="co28" table:default-cell-style-name="ce289"/>
        <table:table-column table:style-name="co21" table:number-columns-repeated="27" table:default-cell-style-name="ce289"/>
        <table:table-column table:style-name="co21" table:default-cell-style-name="ce458"/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548" office:value-type="string" calcext:value-type="string">
            <text:p>ta7601</text:p>
          </table:table-cell>
          <table:table-cell table:style-name="ce296" office:value-type="string" calcext:value-type="string">
            <text:p>0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433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7" office:value-type="string" calcext:value-type="string">
            <text:p>3.3v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446" office:value-type="string" calcext:value-type="string">
            <text:p>rs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50" office:value-type="string" calcext:value-type="string">
            <text:p>wr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Default"/>
          <table:table-cell table:style-name="ce264" office:value-type="string" calcext:value-type="string">
            <text:p>rd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428" office:value-type="string" calcext:value-type="string">
            <text:p>reset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0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2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4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9" office:value-type="string" calcext:value-type="string">
            <text:p>d6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27" office:value-type="string" calcext:value-type="string">
            <text:p>d7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3" office:value-type="string" calcext:value-type="string">
            <text:p>d8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8" office:value-type="string" calcext:value-type="string">
            <text:p>d9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452" office:value-type="string" calcext:value-type="string">
            <text:p>d1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12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55" office:value-type="string" calcext:value-type="string">
            <text:p>d1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14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26" office:value-type="string" calcext:value-type="string">
            <text:p>d1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52" office:value-type="string" calcext:value-type="string">
            <text:p>tp yd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l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6" office:value-type="string" calcext:value-type="string">
            <text:p>tp yu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r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41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back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433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308"/>
          <table:table-cell table:style-name="ce458" table:number-columns-repeated="4"/>
          <table:table-cell table:number-columns-repeated="4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37" calcext:value-type="float">
            <text:p>37</text:p>
          </table:table-cell>
          <table:table-cell/>
          <table:table-cell table:style-name="ce416" table:number-columns-repeated="2"/>
          <table:table-cell table:number-columns-repeated="34"/>
        </table:table-row>
        <table:table-row table:style-name="ro2">
          <table:table-cell/>
          <table:table-cell table:style-name="ce458" table:number-columns-repeated="14"/>
          <table:table-cell table:number-columns-repeated="5"/>
          <table:table-cell table:style-name="ce458" table:number-columns-repeated="2"/>
          <table:table-cell table:number-columns-repeated="29"/>
        </table:table-row>
        <table:table-row table:style-name="ro1">
          <table:table-cell/>
          <table:table-cell table:style-name="ce462" table:number-columns-repeated="2"/>
          <table:table-cell table:style-name="ce309"/>
          <table:table-cell table:style-name="ce537" office:value-type="string" calcext:value-type="string">
            <text:p>d13</text:p>
          </table:table-cell>
          <table:table-cell table:style-name="ce538" office:value-type="string" calcext:value-type="string">
            <text:p>d6</text:p>
          </table:table-cell>
          <table:table-cell table:style-name="ce540" office:value-type="string" calcext:value-type="string">
            <text:p>d5</text:p>
          </table:table-cell>
          <table:table-cell table:style-name="ce542" office:value-type="string" calcext:value-type="string">
            <text:p>d0</text:p>
          </table:table-cell>
          <table:table-cell table:style-name="ce462"/>
          <table:table-cell table:style-name="ce545" office:value-type="string" calcext:value-type="string">
            <text:p>d11</text:p>
          </table:table-cell>
          <table:table-cell table:style-name="ce309" office:value-type="string" calcext:value-type="string">
            <text:p>d9</text:p>
          </table:table-cell>
          <table:table-cell table:style-name="ce542" office:value-type="string" calcext:value-type="string">
            <text:p>d10</text:p>
          </table:table-cell>
          <table:table-cell table:style-name="ce462"/>
          <table:table-cell table:style-name="ce550" office:value-type="string" calcext:value-type="string">
            <text:p>rd</text:p>
          </table:table-cell>
          <table:table-cell table:style-name="ce551" office:value-type="string" calcext:value-type="string">
            <text:p>back</text:p>
          </table:table-cell>
          <table:table-cell table:style-name="ce553" office:value-type="string" calcext:value-type="string">
            <text:p>wr</text:p>
          </table:table-cell>
          <table:table-cell table:style-name="ce535" office:value-type="string" calcext:value-type="string">
            <text:p>0v</text:p>
          </table:table-cell>
          <table:table-cell table:style-name="ce551" office:value-type="string" calcext:value-type="string">
            <text:p>d4</text:p>
          </table:table-cell>
          <table:table-cell table:style-name="ce537" office:value-type="string" calcext:value-type="string">
            <text:p>d3</text:p>
          </table:table-cell>
          <table:table-cell table:style-name="ce560" office:value-type="string" calcext:value-type="string">
            <text:p>d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number-columns-repeated="29"/>
        </table:table-row>
        <table:table-row table:style-name="ro1">
          <table:table-cell/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6</text:p>
          </table:table-cell>
          <table:table-cell table:style-name="ce536" office:value-type="string" calcext:value-type="string">
            <text:p>gpio19</text:p>
          </table:table-cell>
          <table:table-cell table:style-name="ce536" office:value-type="string" calcext:value-type="string">
            <text:p>gpio13</text:p>
          </table:table-cell>
          <table:table-cell table:style-name="ce536" office:value-type="string" calcext:value-type="string">
            <text:p>gpio6</text:p>
          </table:table-cell>
          <table:table-cell table:style-name="ce536" office:value-type="string" calcext:value-type="string">
            <text:p>gpio5</text:p>
          </table:table-cell>
          <table:table-cell table:style-name="ce536" office:value-type="string" calcext:value-type="string">
            <text:p><text:span text:style-name="T2">gpio</text:span>0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1</text:p>
          </table:table-cell>
          <table:table-cell table:style-name="ce536" office:value-type="string" calcext:value-type="string">
            <text:p>gpio9</text:p>
          </table:table-cell>
          <table:table-cell table:style-name="ce536" office:value-type="string" calcext:value-type="string">
            <text:p>gpio10</text:p>
          </table:table-cell>
          <table:table-cell table:style-name="ce539" office:value-type="string" calcext:value-type="string">
            <text:p>3.3v</text:p>
          </table:table-cell>
          <table:table-cell table:style-name="ce536" office:value-type="string" calcext:value-type="string">
            <text:p>gpio22</text:p>
          </table:table-cell>
          <table:table-cell table:style-name="ce536" office:value-type="string" calcext:value-type="string">
            <text:p>gpio27</text:p>
          </table:table-cell>
          <table:table-cell table:style-name="ce536" office:value-type="string" calcext:value-type="string">
            <text:p>gpio17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4</text:p>
          </table:table-cell>
          <table:table-cell table:style-name="ce536" office:value-type="string" calcext:value-type="string">
            <text:p>gpio3</text:p>
          </table:table-cell>
          <table:table-cell table:style-name="ce536" office:value-type="string" calcext:value-type="string">
            <text:p>gpio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style-name="ce458"/>
          <table:table-cell table:number-columns-repeated="28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39" calcext:value-type="float">
            <text:p>39</text:p>
          </table:table-cell>
          <table:table-cell table:style-name="ce309" office:value-type="float" office:value="37" calcext:value-type="float">
            <text:p>37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40" calcext:value-type="float">
            <text:p>40</text:p>
          </table:table-cell>
          <table:table-cell table:style-name="ce309" office:value-type="float" office:value="38" calcext:value-type="float">
            <text:p>38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36" office:value-type="string" calcext:value-type="string">
            <text:p>gpio21</text:p>
          </table:table-cell>
          <table:table-cell table:style-name="ce536" office:value-type="string" calcext:value-type="string">
            <text:p>gpio20</text:p>
          </table:table-cell>
          <table:table-cell table:style-name="ce536" office:value-type="string" calcext:value-type="string">
            <text:p>gpio16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2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</text:p>
          </table:table-cell>
          <table:table-cell table:style-name="ce536" office:value-type="string" calcext:value-type="string">
            <text:p>gpio7</text:p>
          </table:table-cell>
          <table:table-cell table:style-name="ce536" office:value-type="string" calcext:value-type="string">
            <text:p>gpio8</text:p>
          </table:table-cell>
          <table:table-cell table:style-name="ce536" office:value-type="string" calcext:value-type="string">
            <text:p>gpio25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4</text:p>
          </table:table-cell>
          <table:table-cell table:style-name="ce536" office:value-type="string" calcext:value-type="string">
            <text:p>gpio23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8</text:p>
          </table:table-cell>
          <table:table-cell table:style-name="ce536" office:value-type="string" calcext:value-type="string">
            <text:p>gpio15</text:p>
          </table:table-cell>
          <table:table-cell table:style-name="ce536" office:value-type="string" calcext:value-type="string">
            <text:p>gpio14</text:p>
          </table:table-cell>
          <table:table-cell table:style-name="ce535" office:value-type="string" calcext:value-type="string">
            <text:p>0v</text:p>
          </table:table-cell>
          <table:table-cell table:number-columns-repeated="2" table:style-name="ce561" office:value-type="string" calcext:value-type="string">
            <text:p>5v</text:p>
          </table:table-cell>
          <table:table-cell table:style-name="ce309"/>
          <table:table-cell table:number-columns-repeated="29"/>
        </table:table-row>
        <table:table-row table:style-name="ro1">
          <table:table-cell/>
          <table:table-cell table:style-name="ce309"/>
          <table:table-cell table:style-name="ce462"/>
          <table:table-cell table:style-name="ce458"/>
          <table:table-cell table:style-name="ce462"/>
          <table:table-cell table:style-name="ce539" office:value-type="string" calcext:value-type="string">
            <text:p>d12</text:p>
          </table:table-cell>
          <table:table-cell table:style-name="ce462"/>
          <table:table-cell table:style-name="ce543" office:value-type="string" calcext:value-type="string">
            <text:p>d1</text:p>
          </table:table-cell>
          <table:table-cell table:style-name="ce544" office:value-type="string" calcext:value-type="string">
            <text:p>d7</text:p>
          </table:table-cell>
          <table:table-cell table:style-name="ce546" office:value-type="string" calcext:value-type="string">
            <text:p>d8</text:p>
          </table:table-cell>
          <table:table-cell table:style-name="ce547" office:value-type="string" calcext:value-type="string">
            <text:p>reset</text:p>
          </table:table-cell>
          <table:table-cell table:style-name="ce462"/>
          <table:table-cell table:style-name="ce549" office:value-type="string" calcext:value-type="string">
            <text:p>rs</text:p>
          </table:table-cell>
          <table:table-cell table:style-name="ce540" office:value-type="string" calcext:value-type="string">
            <text:p>cs</text:p>
          </table:table-cell>
          <table:table-cell table:style-name="ce462"/>
          <table:table-cell table:style-name="Default"/>
          <table:table-cell table:style-name="ce555" office:value-type="string" calcext:value-type="string">
            <text:p>d15</text:p>
          </table:table-cell>
          <table:table-cell table:style-name="ce556" office:value-type="string" calcext:value-type="string">
            <text:p>d14</text:p>
          </table:table-cell>
          <table:table-cell table:style-name="ce535" office:value-type="string" calcext:value-type="string">
            <text:p>0v</text:p>
          </table:table-cell>
          <table:table-cell table:style-name="ce462" table:number-columns-repeated="3"/>
          <table:table-cell table:number-columns-repeated="29"/>
        </table:table-row>
        <table:table-row table:style-name="ro2">
          <table:table-cell/>
          <table:table-cell table:style-name="ce462" table:number-columns-repeated="14"/>
          <table:table-cell table:style-name="ce458"/>
          <table:table-cell table:style-name="ce462" table:number-columns-repeated="5"/>
          <table:table-cell table:style-name="ce458"/>
          <table:table-cell table:number-columns-repeated="29"/>
        </table:table-row>
        <table:table-row table:style-name="ro2">
          <table:table-cell/>
          <table:table-cell table:style-name="ce462" table:number-columns-repeated="5"/>
          <table:table-cell table:style-name="ce541"/>
          <table:table-cell table:style-name="ce462" table:number-columns-repeated="9"/>
          <table:table-cell table:style-name="ce458"/>
          <table:table-cell table:style-name="ce462" table:number-columns-repeated="4"/>
          <table:table-cell/>
          <table:table-cell table:style-name="ce458" table:number-columns-repeated="6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9"/>
          <table:table-cell table:style-name="Default"/>
          <table:table-cell table:style-name="ce458" table:number-columns-repeated="1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18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3"/>
          <table:table-cell table:style-name="ce309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"/>
          <table:table-cell table:style-name="ce309" table:number-columns-repeated="2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458" table:number-columns-repeated="26"/>
          <table:table-cell table:number-columns-repeated="23"/>
        </table:table-row>
        <table:table-row table:style-name="ro2">
          <table:table-cell/>
          <table:table-cell table:style-name="ce292"/>
          <table:table-cell table:style-name="ce458" table:number-columns-repeated="18"/>
          <table:table-cell table:number-columns-repeated="31"/>
        </table:table-row>
        <table:table-row table:style-name="ro2">
          <table:table-cell/>
          <table:table-cell table:style-name="ce292" table:number-columns-repeated="2"/>
          <table:table-cell table:number-columns-repeated="3"/>
          <table:table-cell table:style-name="ce458" table:number-columns-repeated="9"/>
          <table:table-cell table:number-columns-repeated="36"/>
        </table:table-row>
        <table:table-row table:style-name="ro2">
          <table:table-cell/>
          <table:table-cell table:style-name="ce292" table:number-columns-repeated="2"/>
          <table:table-cell table:style-name="ce416"/>
          <table:table-cell table:number-columns-repeated="2"/>
          <table:table-cell table:style-name="ce458"/>
          <table:table-cell table:number-columns-repeated="44"/>
        </table:table-row>
        <table:table-row table:style-name="ro2" table:number-rows-repeated="3">
          <table:table-cell/>
          <table:table-cell table:style-name="ce292" table:number-columns-repeated="2"/>
          <table:table-cell table:number-columns-repeated="3"/>
          <table:table-cell table:style-name="ce458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458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pi" table:style-name="ta1">
        <table:table-column table:style-name="co1" table:default-cell-style-name="ce273"/>
        <table:table-column table:style-name="co35" table:default-cell-style-name="ce309"/>
        <table:table-column table:style-name="co36" table:default-cell-style-name="ce273"/>
        <table:table-column table:style-name="co4" table:default-cell-style-name="ce309"/>
        <table:table-column table:style-name="co9" table:default-cell-style-name="ce309"/>
        <table:table-column table:style-name="co37" table:default-cell-style-name="ce289"/>
        <table:table-column table:style-name="co12" table:default-cell-style-name="ce309"/>
        <table:table-column table:style-name="co38" table:default-cell-style-name="ce418"/>
        <table:table-column table:style-name="co39" table:default-cell-style-name="ce418"/>
        <table:table-column table:style-name="co18" table:default-cell-style-name="ce418"/>
        <table:table-column table:style-name="co40" table:default-cell-style-name="ce418"/>
        <table:table-column table:style-name="co19" table:default-cell-style-name="ce418"/>
        <table:table-column table:style-name="co41" table:default-cell-style-name="ce418"/>
        <table:table-column table:style-name="co7" table:default-cell-style-name="ce418"/>
        <table:table-column table:style-name="co19" table:default-cell-style-name="ce418"/>
        <table:table-column table:style-name="co30" table:default-cell-style-name="ce418"/>
        <table:table-column table:style-name="co25" table:default-cell-style-name="ce418"/>
        <table:table-column table:style-name="co29" table:default-cell-style-name="ce292"/>
        <table:table-column table:style-name="co39" table:default-cell-style-name="ce629"/>
        <table:table-column table:style-name="co24" table:default-cell-style-name="ce289"/>
        <table:table-column table:style-name="co9" table:default-cell-style-name="ce289"/>
        <table:table-column table:style-name="co38" table:default-cell-style-name="ce416"/>
        <table:table-column table:style-name="co30" table:default-cell-style-name="ce416"/>
        <table:table-column table:style-name="co40" table:default-cell-style-name="ce289"/>
        <table:table-column table:style-name="co37" table:default-cell-style-name="ce273"/>
        <table:table-column table:style-name="co4" table:default-cell-style-name="ce309"/>
        <table:table-column table:style-name="co2" table:default-cell-style-name="ce309"/>
        <table:table-column table:style-name="co1" table:default-cell-style-name="ce416"/>
        <table:table-column table:style-name="co20" table:default-cell-style-name="ce289"/>
        <table:table-column table:style-name="co42" table:default-cell-style-name="ce289"/>
        <table:table-column table:style-name="co31" table:default-cell-style-name="ce289"/>
        <table:table-column table:style-name="co5" table:default-cell-style-name="ce289"/>
        <table:table-column table:style-name="co19" table:default-cell-style-name="ce289"/>
        <table:table-column table:style-name="co27" table:default-cell-style-name="ce289"/>
        <table:table-column table:style-name="co20" table:default-cell-style-name="ce289"/>
        <table:table-column table:style-name="co43" table:number-columns-repeated="38" table:default-cell-style-name="ce289"/>
        <table:table-column table:style-name="co21" table:number-columns-repeated="951" table:default-cell-style-name="Default"/>
        <table:table-row table:style-name="ro2">
          <table:table-cell table:style-name="Default"/>
          <table:table-cell table:style-name="ce283"/>
          <table:table-cell table:style-name="ce458"/>
          <table:table-cell table:number-columns-repeated="2" table:style-name="ce584" office:value-type="string" calcext:value-type="string">
            <text:p>J8</text:p>
          </table:table-cell>
          <table:table-cell table:style-name="ce458"/>
          <table:table-cell table:style-name="ce283"/>
          <table:table-cell table:style-name="ce554"/>
          <table:table-cell table:style-name="ce584" office:value-type="string" calcext:value-type="string">
            <text:p>ili9341</text:p>
          </table:table-cell>
          <table:table-cell table:style-name="Default"/>
          <table:table-cell table:style-name="ce584" office:value-type="float" office:value="2.8" calcext:value-type="float">
            <text:p>2.8</text:p>
          </table:table-cell>
          <table:table-cell table:style-name="Default" table:number-columns-repeated="6"/>
          <table:table-cell table:style-name="ce658" office:value-type="string" calcext:value-type="string">
            <text:p>ili9320</text:p>
          </table:table-cell>
          <table:table-cell table:style-name="ce584" office:value-type="float" office:value="2.8" calcext:value-type="float">
            <text:p>2.8</text:p>
          </table:table-cell>
          <table:table-cell table:style-name="ce462" table:number-columns-repeated="4"/>
          <table:table-cell table:style-name="ce562" office:value-type="string" calcext:value-type="string">
            <text:p>ili9225</text:p>
          </table:table-cell>
          <table:table-cell table:style-name="ce534" office:value-type="float" office:value="2.2" calcext:value-type="float">
            <text:p>2.2</text:p>
          </table:table-cell>
          <table:table-cell table:style-name="ce462" table:number-columns-repeated="3"/>
          <table:table-cell table:style-name="ce309"/>
          <table:table-cell table:style-name="ce439" office:value-type="string" calcext:value-type="string">
            <text:p>st7735r</text:p>
          </table:table-cell>
          <table:table-cell table:style-name="ce584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5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9" calcext:value-type="float">
            <text:p>49</text:p>
          </table:table-cell>
          <table:table-cell table:style-name="ce654" office:value-type="float" office:value="2" calcext:value-type="float">
            <text:p>2</text:p>
          </table:table-cell>
          <table:table-cell table:style-name="ce654" office:value-type="float" office:value="1" calcext:value-type="float">
            <text:p>1</text:p>
          </table:table-cell>
          <table:table-cell table:style-name="ce503"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564"/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7" calcext:value-type="float">
            <text:p>47</text:p>
          </table:table-cell>
          <table:table-cell table:style-name="ce654" office:value-type="float" office:value="4" calcext:value-type="float">
            <text:p>4</text:p>
          </table:table-cell>
          <table:table-cell table:style-name="ce654" office:value-type="float" office:value="3" calcext:value-type="float">
            <text:p>3</text:p>
          </table:table-cell>
          <table:table-cell table:style-name="ce503"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 table:number-columns-repeated="2"/>
          <table:table-cell table:style-name="ce609"/>
          <table:table-cell table:style-name="ce630" office:value-type="string" calcext:value-type="string">
            <text:p>im0</text:p>
          </table:table-cell>
          <table:table-cell table:style-name="ce484"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654" office:value-type="float" office:value="5" calcext:value-type="float">
            <text:p>5</text:p>
          </table:table-cell>
          <table:table-cell table:style-name="ce503"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416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591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40" table:number-columns-repeated="2"/>
          <table:table-cell table:style-name="ce628"/>
          <table:table-cell table:style-name="ce630" office:value-type="string" calcext:value-type="string">
            <text:p>im2</text:p>
          </table:table-cell>
          <table:table-cell table:style-name="ce484" office:value-type="float" office:value="43" calcext:value-type="float">
            <text:p>43</text:p>
          </table:table-cell>
          <table:table-cell table:style-name="ce654" office:value-type="float" office:value="8" calcext:value-type="float">
            <text:p>8</text:p>
          </table:table-cell>
          <table:table-cell table:style-name="ce654" office:value-type="float" office:value="7" calcext:value-type="float">
            <text:p>7</text:p>
          </table:table-cell>
          <table:table-cell table:style-name="ce503"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 table:style-name="ce628"/>
          <table:table-cell table:style-name="ce660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1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40"/>
          <table:table-cell table:style-name="Default"/>
          <table:table-cell table:style-name="ce628"/>
          <table:table-cell table:style-name="ce486" office:value-type="string" calcext:value-type="string">
            <text:p>reset</text:p>
          </table:table-cell>
          <table:table-cell table:style-name="ce484" office:value-type="float" office:value="41" calcext:value-type="float">
            <text:p>41</text:p>
          </table:table-cell>
          <table:table-cell table:style-name="ce654" office:value-type="float" office:value="10" calcext:value-type="float">
            <text:p>10</text:p>
          </table:table-cell>
          <table:table-cell table:style-name="ce654" office:value-type="float" office:value="9" calcext:value-type="float">
            <text:p>9</text:p>
          </table:table-cell>
          <table:table-cell table:style-name="ce503"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 table:style-name="ce628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hsync</text:p>
          </table:table-cell>
          <table:table-cell table:style-name="ce484"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table:style-name="ce503" office:value-type="float" office:value="40" calcext:value-type="float">
            <text:p>40</text:p>
          </table:table-cell>
          <table:table-cell table:style-name="ce486" office:value-type="string" calcext:value-type="string">
            <text:p>vsync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565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de</text:p>
          </table:table-cell>
          <table:table-cell table:style-name="ce484"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table:style-name="ce503" office:value-type="float" office:value="38" calcext:value-type="float">
            <text:p>38</text:p>
          </table:table-cell>
          <table:table-cell table:style-name="ce486" office:value-type="string" calcext:value-type="string">
            <text:p>dotclk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592"/>
          <table:table-cell table:style-name="ce284" office:value-type="float" office:value="23" calcext:value-type="float">
            <text:p>23</text:p>
          </table:table-cell>
          <table:table-cell table:style-name="ce593" office:value-type="string" calcext:value-type="string">
            <text:p>pirq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6</text:p>
          </table:table-cell>
          <table:table-cell table:style-name="ce484"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table:style-name="ce503"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 table:style-name="ce609"/>
          <table:table-cell table:style-name="ce562"/>
          <table:table-cell table:style-name="ce262"/>
          <table:table-cell table:style-name="ce458"/>
          <table:table-cell table:style-name="ce309"/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94" office:value-type="string" calcext:value-type="string">
            <text:p>rs/bck</text:p>
          </table:table-cell>
          <table:table-cell table:style-name="ce596"/>
          <table:table-cell table:style-name="ce609"/>
          <table:table-cell table:style-name="ce631" office:value-type="string" calcext:value-type="string">
            <text:p>d14</text:p>
          </table:table-cell>
          <table:table-cell table:style-name="ce484"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table:style-name="ce503"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 table:style-name="ce609"/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back</text:p>
          </table:table-cell>
          <table:table-cell table:style-name="ce669" office:value-type="string" calcext:value-type="string">
            <text:p>gpio24</text:p>
          </table:table-cell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 table:number-columns-repeated="38"/>
          <table:table-cell table:style-name="ce596" table:number-columns-repeated="951"/>
        </table:table-row>
        <table:table-row table:style-name="ro1">
          <table:table-cell table:style-name="ce264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595" office:value-type="string" calcext:value-type="string">
            <text:p>0v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2</text:p>
          </table:table-cell>
          <table:table-cell table:style-name="ce484"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table:style-name="ce503"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 table:style-name="ce609"/>
          <table:table-cell table:style-name="ce293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330"/>
          <table:table-cell table:style-name="ce458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 table:number-columns-repeated="989"/>
        </table:table-row>
        <table:table-row table:style-name="ro1">
          <table:table-cell table:style-name="ce270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592"/>
          <table:table-cell table:style-name="ce284" office:value-type="float" office:value="25" calcext:value-type="float">
            <text:p>25</text:p>
          </table:table-cell>
          <table:table-cell table:style-name="ce427" office:value-type="string" calcext:value-type="string">
            <text:p>reset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0</text:p>
          </table:table-cell>
          <table:table-cell table:style-name="ce484"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table:style-name="ce503"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 table:style-name="ce609"/>
          <table:table-cell table:style-name="ce458"/>
          <table:table-cell table:style-name="ce270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style-name="ce458"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61" office:value-type="string" calcext:value-type="string">
            <text:p>sck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8</text:p>
          </table:table-cell>
          <table:table-cell table:style-name="ce484"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table:style-name="ce503"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 table:style-name="ce609"/>
          <table:table-cell table:style-name="ce293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670" office:value-type="string" calcext:value-type="string">
            <text:p>gpio8</text:p>
          </table:table-cell>
          <table:table-cell table:style-name="ce458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91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330" office:value-type="string" calcext:value-type="string">
            <text:p>tp 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6</text:p>
          </table:table-cell>
          <table:table-cell table:style-name="ce484"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table:style-name="ce503"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330" office:value-type="string" calcext:value-type="string">
            <text:p>tp cs</text:p>
          </table:table-cell>
          <table:table-cell table:style-name="ce671" office:value-type="string" calcext:value-type="string">
            <text:p>gpio7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266"/>
          <table:table-cell table:style-name="ce284" office:value-type="string" calcext:value-type="string">
            <text:p>0</text:p>
          </table:table-cell>
          <table:table-cell table:style-name="ce293" office:value-type="string" calcext:value-type="string">
            <text:p>sdaI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591" office:value-type="string" calcext:value-type="string">
            <text:p>sclkId</text:p>
          </table:table-cell>
          <table:table-cell table:style-name="ce284" office:value-type="float" office:value="1" calcext:value-type="float">
            <text:p>1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4</text:p>
          </table:table-cell>
          <table:table-cell table:style-name="ce484"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table:style-name="ce503"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6"/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2</text:p>
          </table:table-cell>
          <table:table-cell table:style-name="ce484"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table:style-name="ce503"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592"/>
          <table:table-cell table:style-name="ce284" office:value-type="float" office:value="12" calcext:value-type="float">
            <text:p>12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0</text:p>
          </table:table-cell>
          <table:table-cell table:style-name="ce484"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table:style-name="ce503"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575" office:value-type="string" calcext:value-type="string">
            <text:p>mosi</text:p>
          </table:table-cell>
          <table:table-cell table:style-name="ce486" office:value-type="string" calcext:value-type="string">
            <text:p>sdi</text:p>
          </table:table-cell>
          <table:table-cell table:style-name="ce484"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table:style-name="ce503" office:value-type="float" office:value="18" calcext:value-type="float">
            <text:p>18</text:p>
          </table:table-cell>
          <table:table-cell table:style-name="ce486" office:value-type="string" calcext:value-type="string">
            <text:p>sdo</text:p>
          </table:table-cell>
          <table:table-cell table:style-name="ce657" office:value-type="string" calcext:value-type="string">
            <text:p>miso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9" calcext:value-type="float">
            <text:p>19</text:p>
          </table:table-cell>
          <table:table-cell table:style-name="ce294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591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585" office:value-type="string" calcext:value-type="string">
            <text:p>rs</text:p>
          </table:table-cell>
          <table:table-cell table:style-name="ce486" office:value-type="string" calcext:value-type="string">
            <text:p>rs/wr</text:p>
          </table:table-cell>
          <table:table-cell table:style-name="ce484"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table:style-name="ce503" office:value-type="float" office:value="16" calcext:value-type="float">
            <text:p>16</text:p>
          </table:table-cell>
          <table:table-cell table:style-name="ce486" office:value-type="string" calcext:value-type="string">
            <text:p>rd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9" office:value-type="string" calcext:value-type="string">
            <text:p>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591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mosi</text:p>
          </table:table-cell>
          <table:table-cell table:style-name="Default"/>
          <table:table-cell table:style-name="ce588" office:value-type="string" calcext:value-type="string">
            <text:p>cs</text:p>
          </table:table-cell>
          <table:table-cell table:style-name="ce486" office:value-type="string" calcext:value-type="string">
            <text:p>cs</text:p>
          </table:table-cell>
          <table:table-cell table:style-name="ce484"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table:style-name="ce503" office:value-type="float" office:value="14" calcext:value-type="float">
            <text:p>14</text:p>
          </table:table-cell>
          <table:table-cell table:style-name="ce486" office:value-type="string" calcext:value-type="string">
            <text:p>scl</text:p>
          </table:table-cell>
          <table:table-cell table:style-name="ce577" office:value-type="string" calcext:value-type="string">
            <text:p>sck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541"/>
          <table:table-cell table:style-name="ce46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591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sck</text:p>
          </table:table-cell>
          <table:table-cell table:style-name="Default"/>
          <table:table-cell table:style-name="ce315"/>
          <table:table-cell table:style-name="ce628" office:value-type="string" calcext:value-type="string">
            <text:p>vddi</text:p>
          </table:table-cell>
          <table:table-cell table:style-name="ce484" office:value-type="float" office:value="11" calcext:value-type="float">
            <text:p>11</text:p>
          </table:table-cell>
          <table:table-cell table:style-name="ce654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table:style-name="ce503" office:value-type="float" office:value="12" calcext:value-type="float">
            <text:p>12</text:p>
          </table:table-cell>
          <table:table-cell table:style-name="ce486" office:value-type="string" calcext:value-type="string">
            <text:p>te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315"/>
          <table:table-cell table:style-name="ce628" office:value-type="string" calcext:value-type="string">
            <text:p>vdi</text:p>
          </table:table-cell>
          <table:table-cell table:style-name="ce484" office:value-type="float" office:value="9" calcext:value-type="float">
            <text:p>9</text:p>
          </table:table-cell>
          <table:table-cell table:style-name="ce654" office:value-type="float" office:value="42" calcext:value-type="float">
            <text:p>42</text:p>
          </table:table-cell>
          <table:table-cell table:style-name="ce654" office:value-type="float" office:value="41" calcext:value-type="float">
            <text:p>41</text:p>
          </table:table-cell>
          <table:table-cell table:style-name="ce503"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628"/>
          <table:table-cell table:style-name="ce458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315"/>
          <table:table-cell table:style-name="ce632" office:value-type="string" calcext:value-type="string">
            <text:p>x+</text:p>
          </table:table-cell>
          <table:table-cell table:style-name="ce484"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654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609"/>
          <table:table-cell table:style-name="Default"/>
          <table:table-cell table:style-name="ce663" office:value-type="string" calcext:value-type="string">
            <text:p>sck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458"/>
          <table:table-cell table:style-name="Default"/>
          <table:table-cell table:style-name="ce672" office:value-type="string" calcext:value-type="string">
            <text:p>cs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466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417"/>
          <table:table-cell table:style-name="ce315"/>
          <table:table-cell table:style-name="ce632" office:value-type="string" calcext:value-type="string">
            <text:p>x-</text:p>
          </table:table-cell>
          <table:table-cell table:style-name="ce484"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table:style-name="ce503"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style-name="ce486"/>
          <table:table-cell table:style-name="ce661" office:value-type="string" calcext:value-type="string">
            <text:p>gpio7</text:p>
          </table:table-cell>
          <table:table-cell table:style-name="ce293" office:value-type="string" calcext:value-type="string">
            <text:p>tp cs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34" office:value-type="string" calcext:value-type="string">
            <text:p>cs</text:p>
          </table:table-cell>
          <table:table-cell table:style-name="ce458" table:number-columns-repeated="2"/>
          <table:table-cell table:style-name="ce664" office:value-type="string" calcext:value-type="string">
            <text:p>mosi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5" calcext:value-type="float">
            <text:p>5</text:p>
          </table:table-cell>
          <table:table-cell table:style-name="ce593" office:value-type="string" calcext:value-type="string">
            <text:p>rs</text:p>
          </table:table-cell>
          <table:table-cell/>
          <table:table-cell table:style-name="ce458"/>
          <table:table-cell table:style-name="ce257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39" office:value-type="string" calcext:value-type="string">
            <text:p>xt2046</text:p>
          </table:table-cell>
          <table:table-cell table:number-columns-repeated="3"/>
          <table:table-cell table:style-name="ce321"/>
          <table:table-cell table:style-name="ce417"/>
          <table:table-cell/>
          <table:table-cell table:style-name="ce315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655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style-name="ce486"/>
          <table:table-cell table:style-name="ce662"/>
          <table:table-cell table:style-name="ce270" office:value-type="string" calcext:value-type="string">
            <text:p>miso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67" office:value-type="string" calcext:value-type="string">
            <text:p>miso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7" calcext:value-type="float">
            <text:p>7</text:p>
          </table:table-cell>
          <table:table-cell table:style-name="ce595" office:value-type="string" calcext:value-type="string">
            <text:p>0v</text:p>
          </table:table-cell>
          <table:table-cell table:style-name="ce592"/>
          <table:table-cell table:style-name="ce458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437" office:value-type="string" calcext:value-type="string">
            <text:p>sck</text:p>
          </table:table-cell>
          <table:table-cell table:style-name="ce417"/>
          <table:table-cell table:style-name="ce315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656" office:value-type="float" office:value="50" calcext:value-type="float">
            <text:p>50</text:p>
          </table:table-cell>
          <table:table-cell table:style-name="ce656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315"/>
          <table:table-cell table:style-name="ce659"/>
          <table:table-cell table:style-name="ce664" office:value-type="string" calcext:value-type="string">
            <text:p>mosi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458" table:number-columns-repeated="2"/>
          <table:table-cell table:style-name="ce257" office:value-type="string" calcext:value-type="string">
            <text:p>3.3v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9" calcext:value-type="float">
            <text:p>9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434" office:value-type="string" calcext:value-type="string">
            <text:p>cs</text:p>
          </table:table-cell>
          <table:table-cell table:style-name="ce417"/>
          <table:table-cell table:style-name="Default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315"/>
          <table:table-cell table:style-name="ce662"/>
          <table:table-cell table:style-name="ce446" office:value-type="string" calcext:value-type="string">
            <text:p>reset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458"/>
          <table:table-cell table:style-name="ce257" office:value-type="string" calcext:value-type="string">
            <text:p>led+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11" calcext:value-type="float">
            <text:p>11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Default"/>
          <table:table-cell table:style-name="ce435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59"/>
          <table:table-cell table:style-name="ce665" office:value-type="string" calcext:value-type="string">
            <text:p>back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22"/>
          <table:table-cell table:style-name="ce458" table:number-columns-repeated="2"/>
          <table:table-cell table:style-name="ce466" office:value-type="string" calcext:value-type="string">
            <text:p>led-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3" calcext:value-type="float">
            <text:p>13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59"/>
          <table:table-cell table:style-name="ce466" office:value-type="string" calcext:value-type="string">
            <text:p>0v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673" office:value-type="string" calcext:value-type="string">
            <text:p>tp y-</text:p>
          </table:table-cell>
          <table:table-cell table:style-name="ce30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458"/>
          <table:table-cell/>
          <table:table-cell table:style-name="ce665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467" office:value-type="string" calcext:value-type="string">
            <text:p>miso</text:p>
          </table:table-cell>
          <table:table-cell table:style-name="ce417"/>
          <table:table-cell table:style-name="Default" table:number-columns-repeated="8"/>
          <table:table-cell table:style-name="ce659"/>
          <table:table-cell table:style-name="ce458" table:number-columns-repeated="6"/>
          <table:table-cell table:style-name="ce673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458"/>
          <table:table-cell/>
          <table:table-cell table:style-name="ce664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65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465" office:value-type="string" calcext:value-type="string">
            <text:p>pirq</text:p>
          </table:table-cell>
          <table:table-cell table:style-name="ce417"/>
          <table:table-cell table:style-name="Default" table:number-columns-repeated="9"/>
          <table:table-cell table:number-columns-repeated="5"/>
          <table:table-cell table:style-name="ce458" table:number-columns-repeated="5"/>
          <table:table-cell table:number-columns-repeated="2"/>
          <table:table-cell table:style-name="ce663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672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style-name="Default" table:number-columns-repeated="2"/>
          <table:table-cell table:style-name="ce566" office:value-type="string" calcext:value-type="string">
            <text:p>3.3v</text:p>
          </table:table-cell>
          <table:table-cell table:style-name="ce585" office:value-type="string" calcext:value-type="string">
            <text:p>rs</text:p>
          </table:table-cell>
          <table:table-cell table:style-name="Default" table:number-columns-repeated="3"/>
          <table:table-cell table:style-name="ce575" office:value-type="string" calcext:value-type="string">
            <text:p>mosi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575" office:value-type="string" calcext:value-type="string">
            <text:p>mosi</text:p>
          </table:table-cell>
          <table:table-cell table:style-name="ce586" office:value-type="string" calcext:value-type="string">
            <text:p>0v</text:p>
          </table:table-cell>
          <table:table-cell/>
          <table:table-cell table:style-name="Default" table:number-columns-repeated="2"/>
          <table:table-cell table:style-name="ce585" office:value-type="string" calcext:value-type="string">
            <text:p>rs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262" table:number-columns-repeated="2"/>
          <table:table-cell/>
          <table:table-cell table:style-name="Default" table:number-columns-repeated="2"/>
          <table:table-cell table:style-name="ce588" office:value-type="string" calcext:value-type="string">
            <text:p>cs</text:p>
          </table:table-cell>
          <table:table-cell table:style-name="ce577" office:value-type="string" calcext:value-type="string">
            <text:p>sck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577" office:value-type="string" calcext:value-type="string">
            <text:p>sck</text:p>
          </table:table-cell>
          <table:table-cell table:style-name="ce588" office:value-type="string" calcext:value-type="string">
            <text:p>cs</text:p>
          </table:table-cell>
          <table:table-cell/>
          <table:table-cell table:style-name="Default" table:number-columns-repeated="3"/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66" office:value-type="string" calcext:value-type="string">
            <text:p>3.3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89" office:value-type="string" calcext:value-type="string">
            <text:p>0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29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4"/>
          <table:table-cell table:style-name="ce589" office:value-type="string" calcext:value-type="string">
            <text:p>0v</text:p>
          </table:table-cell>
          <table:table-cell table:style-name="ce566" office:value-type="string" calcext:value-type="string">
            <text:p>3v</text:p>
          </table:table-cell>
          <table:table-cell table:style-name="ce262"/>
          <table:table-cell table:style-name="ce577" office:value-type="string" calcext:value-type="string">
            <text:p>sck</text:p>
          </table:table-cell>
          <table:table-cell table:style-name="ce262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262" table:number-columns-repeated="3"/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11"/>
          <table:table-cell table:number-columns-repeated="1004"/>
        </table:table-row>
        <table:table-row table:style-name="ro2" table:number-rows-repeated="2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5" table:default-cell-style-name="ce674"/>
        <table:table-column table:style-name="co8" table:default-cell-style-name="ce674"/>
        <table:table-column table:style-name="co5" table:default-cell-style-name="ce674"/>
        <table:table-column table:style-name="co23" table:default-cell-style-name="ce674"/>
        <table:table-column table:style-name="co2" table:number-columns-repeated="2" table:default-cell-style-name="ce674"/>
        <table:table-column table:style-name="co4" table:default-cell-style-name="ce674"/>
        <table:table-column table:style-name="co9" table:default-cell-style-name="ce674"/>
        <table:table-column table:style-name="co24" table:default-cell-style-name="ce674"/>
        <table:table-column table:style-name="co5" table:default-cell-style-name="ce674"/>
        <table:table-column table:style-name="co24" table:number-columns-repeated="2" table:default-cell-style-name="ce674"/>
        <table:table-column table:style-name="co8" table:default-cell-style-name="ce674"/>
        <table:table-column table:style-name="co26" table:default-cell-style-name="ce674"/>
        <table:table-column table:style-name="co14" table:default-cell-style-name="ce596"/>
        <table:table-column table:style-name="co4" table:default-cell-style-name="ce674"/>
        <table:table-column table:style-name="co25" table:default-cell-style-name="ce596"/>
        <table:table-column table:style-name="co2" table:default-cell-style-name="ce674"/>
        <table:table-column table:style-name="co15" table:default-cell-style-name="ce596"/>
        <table:table-column table:style-name="co24" table:default-cell-style-name="ce674"/>
        <table:table-column table:style-name="co8" table:default-cell-style-name="ce674"/>
        <table:table-column table:style-name="co16" table:default-cell-style-name="ce596"/>
        <table:table-column table:style-name="co24" table:default-cell-style-name="ce689"/>
        <table:table-column table:style-name="co44" table:default-cell-style-name="ce596"/>
        <table:table-column table:style-name="co26" table:default-cell-style-name="ce674"/>
        <table:table-column table:style-name="co12" table:number-columns-repeated="2" table:default-cell-style-name="ce674"/>
        <table:table-column table:style-name="co15" table:number-columns-repeated="3" table:default-cell-style-name="ce674"/>
        <table:table-column table:style-name="co4" table:default-cell-style-name="ce674"/>
        <table:table-column table:style-name="co44" table:default-cell-style-name="ce596"/>
        <table:table-column table:style-name="co24" table:default-cell-style-name="ce596"/>
        <table:table-column table:style-name="co43" table:default-cell-style-name="ce674"/>
        <table:table-column table:style-name="co24" table:default-cell-style-name="ce596"/>
        <table:table-column table:style-name="co18" table:default-cell-style-name="ce674"/>
        <table:table-column table:style-name="co29" table:default-cell-style-name="ce674"/>
        <table:table-column table:style-name="co14" table:default-cell-style-name="ce596"/>
        <table:table-column table:style-name="co45" table:default-cell-style-name="ce596"/>
        <table:table-column table:style-name="co46" table:default-cell-style-name="ce674"/>
        <table:table-column table:style-name="co47" table:default-cell-style-name="ce674"/>
        <table:table-column table:style-name="co48" table:default-cell-style-name="ce674"/>
        <table:table-column table:style-name="co49" table:default-cell-style-name="ce674"/>
        <table:table-column table:style-name="co21" table:number-columns-repeated="10" table:default-cell-style-name="ce674"/>
        <table:table-column table:style-name="co21" table:number-columns-repeated="8" table:default-cell-style-name="ce596"/>
        <table:table-row table:style-name="ro8">
          <table:table-cell table:number-columns-repeated="15"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2" office:value-type="string" calcext:value-type="string">
            <text:p>gpio</text:p>
          </table:table-cell>
          <table:table-cell table:style-name="ce634" office:value-type="float" office:value="2" calcext:value-type="float">
            <text:p>2</text:p>
          </table:table-cell>
          <table:table-cell table:style-name="ce634" office:value-type="float" office:value="3" calcext:value-type="float">
            <text:p>3</text:p>
          </table:table-cell>
          <table:table-cell table:style-name="ce634" office:value-type="float" office:value="4" calcext:value-type="float">
            <text:p>4</text:p>
          </table:table-cell>
          <table:table-cell table:style-name="ce634" office:value-type="float" office:value="5" calcext:value-type="float">
            <text:p>5</text:p>
          </table:table-cell>
          <table:table-cell table:style-name="ce634" office:value-type="float" office:value="6" calcext:value-type="float">
            <text:p>6</text:p>
          </table:table-cell>
          <table:table-cell table:style-name="ce634" office:value-type="float" office:value="7" calcext:value-type="float">
            <text:p>7</text:p>
          </table:table-cell>
          <table:table-cell/>
          <table:table-cell table:style-name="ce674"/>
          <table:table-cell table:style-name="ce719" office:value-type="string" calcext:value-type="string">
            <text:p>HSD100I</text:p>
          </table:table-cell>
          <table:table-cell table:number-columns-repeated="2"/>
          <table:table-cell table:style-name="ce634" office:value-type="string" calcext:value-type="string">
            <text:p>Nexus 7</text:p>
          </table:table-cell>
          <table:table-cell table:style-name="Default"/>
          <table:table-cell table:style-name="ce68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5" table:number-columns-repeated="6"/>
          <table:table-cell table:style-name="ce687" table:number-columns-repeated="6"/>
          <table:table-cell table:style-name="ce675" table:number-columns-repeated="2"/>
          <table:table-cell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0" calcext:value-type="float">
            <text:p>0</text:p>
          </table:table-cell>
          <table:table-cell table:number-columns-repeated="6" table:style-name="ce677" office:value-type="string" calcext:value-type="string">
            <text:p>clk</text:p>
          </table:table-cell>
          <table:table-cell/>
          <table:table-cell table:style-name="ce674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97" office:value-type="float" office:value="1" calcext:value-type="float">
            <text:p>1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596"/>
          <table:table-cell table:style-name="ce680" office:value-type="string" calcext:value-type="string">
            <text:p>sda</text:p>
          </table:table-cell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ce504" office:value-type="string" calcext:value-type="string">
            <text:p>5v</text:p>
          </table:table-cell>
          <table:table-cell table:style-name="Default" table:number-columns-repeated="3"/>
          <table:table-cell table:style-name="ce315"/>
          <table:table-cell table:style-name="Default" table:number-columns-repeated="3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1" calcext:value-type="float">
            <text:p>1</text:p>
          </table:table-cell>
          <table:table-cell table:number-columns-repeated="6" table:style-name="ce677" office:value-type="string" calcext:value-type="string">
            <text:p>en</text:p>
          </table:table-cell>
          <table:table-cell/>
          <table:table-cell table:style-name="ce712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596"/>
          <table:table-cell table:style-name="ce677" office:value-type="string" calcext:value-type="string">
            <text:p>sclk</text:p>
          </table:table-cell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693" office:value-type="string" calcext:value-type="string">
            <text:p>pwm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674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2" calcext:value-type="float">
            <text:p>2</text:p>
          </table:table-cell>
          <table:table-cell table:number-columns-repeated="6" table:style-name="ce677" office:value-type="string" calcext:value-type="string">
            <text:p>v</text:p>
          </table:table-cell>
          <table:table-cell/>
          <table:table-cell table:style-name="ce674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596"/>
          <table:table-cell table:style-name="Default"/>
          <table:table-cell/>
          <table:table-cell table:style-name="Default" table:number-columns-repeated="2"/>
          <table:table-cell table:style-name="ce596"/>
          <table:table-cell table:style-name="Default" table:number-columns-repeated="2"/>
          <table:table-cell table:number-columns-repeated="2"/>
          <table:table-cell table:style-name="ce696"/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3" calcext:value-type="float">
            <text:p>3</text:p>
          </table:table-cell>
          <table:table-cell table:number-columns-repeated="6" table:style-name="ce677" office:value-type="string" calcext:value-type="string">
            <text:p>h</text:p>
          </table:table-cell>
          <table:table-cell/>
          <table:table-cell table:style-name="ce713" office:value-type="float" office:value="4" calcext:value-type="float">
            <text:p>4</text:p>
          </table:table-cell>
          <table:table-cell table:style-name="ce56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8"/>
          <table:table-cell table:style-name="Default"/>
          <table:table-cell table:style-name="ce68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2" office:value-type="float" office:value="5" calcext:value-type="float">
            <text:p>5</text:p>
          </table:table-cell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 office:value-type="float" office:value="5" calcext:value-type="float">
            <text:p>5</text:p>
          </table:table-cell>
          <table:table-cell table:style-name="ce682"/>
          <table:table-cell table:style-name="ce283" office:value-type="float" office:value="4" calcext:value-type="float">
            <text:p>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2</text:p>
          </table:table-cell>
          <table:table-cell/>
          <table:table-cell table:style-name="ce679" office:value-type="string" calcext:value-type="string">
            <text:p>b0</text:p>
          </table:table-cell>
          <table:table-cell/>
          <table:table-cell table:style-name="ce711" office:value-type="float" office:value="5" calcext:value-type="float">
            <text:p>5</text:p>
          </table:table-cell>
          <table:table-cell table:style-name="ce488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589" office:value-type="string" calcext:value-type="string">
            <text:p>0v</text:p>
          </table:table-cell>
          <table:table-cell table:style-name="ce677" office:value-type="string" calcext:value-type="string">
            <text:p>clk</text:p>
          </table:table-cell>
          <table:table-cell table:number-columns-repeated="2"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+</text:p>
          </table:table-cell>
          <table:table-cell table:style-name="ce681" office:value-type="string" calcext:value-type="string">
            <text:p>y2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1+</text:p>
          </table:table-cell>
          <table:table-cell table:style-name="ce681" office:value-type="string" calcext:value-type="string">
            <text:p>y0+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2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5</text:p>
          </table:table-cell>
          <table:table-cell/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5" calcext:value-type="float">
            <text:p>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1</text:p>
          </table:table-cell>
          <table:table-cell/>
          <table:table-cell table:style-name="ce680" office:value-type="float" office:value="6" calcext:value-type="float">
            <text:p>6</text:p>
          </table:table-cell>
          <table:table-cell table:style-name="ce488" office:value-type="string" calcext:value-type="string">
            <text:p>edid clk</text:p>
          </table:table-cell>
          <table:table-cell/>
          <table:table-cell table:style-name="ce714" office:value-type="float" office:value="6" calcext:value-type="float">
            <text:p>6</text:p>
          </table:table-cell>
          <table:table-cell table:style-name="ce488" office:value-type="string" calcext:value-type="string">
            <text:p>y0-</text:p>
          </table:table-cell>
          <table:table-cell table:style-name="Default"/>
          <table:table-cell table:style-name="ce68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21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6" calcext:value-type="float">
            <text:p>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2</text:p>
          </table:table-cell>
          <table:table-cell/>
          <table:table-cell table:style-name="ce677" office:value-type="float" office:value="7" calcext:value-type="float">
            <text:p>7</text:p>
          </table:table-cell>
          <table:table-cell table:style-name="ce488" office:value-type="string" calcext:value-type="string">
            <text:p>edid data</text:p>
          </table:table-cell>
          <table:table-cell/>
          <table:table-cell table:style-name="ce717" office:value-type="float" office:value="7" calcext:value-type="float">
            <text:p>7</text:p>
          </table:table-cell>
          <table:table-cell table:style-name="ce488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596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7" calcext:value-type="float">
            <text:p>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712" office:value-type="float" office:value="8" calcext:value-type="float">
            <text:p>8</text:p>
          </table:table-cell>
          <table:table-cell table:style-name="ce681" office:value-type="string" calcext:value-type="string">
            <text:p>y0-</text:p>
          </table:table-cell>
          <table:table-cell/>
          <table:table-cell table:style-name="ce315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22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76" office:value-type="string" calcext:value-type="string">
            <text:p>en</text:p>
          </table:table-cell>
          <table:table-cell table:style-name="ce566" office:value-type="string" calcext:value-type="string">
            <text:p>3.3p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-</text:p>
          </table:table-cell>
          <table:table-cell table:style-name="ce681" office:value-type="string" calcext:value-type="string">
            <text:p>y2-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1-</text:p>
          </table:table-cell>
          <table:table-cell table:style-name="ce681" office:value-type="string" calcext:value-type="string">
            <text:p>y0-</text:p>
          </table:table-cell>
          <table:table-cell table:style-name="ce678"/>
          <table:table-cell table:style-name="ce697" office:value-type="string" calcext:value-type="string">
            <text:p>r3</text:p>
          </table:table-cell>
          <table:table-cell table:style-name="ce697" office:value-type="string" calcext:value-type="string">
            <text:p>r4</text:p>
          </table:table-cell>
          <table:table-cell table:style-name="ce697" office:value-type="string" calcext:value-type="string">
            <text:p>r6</text:p>
          </table:table-cell>
          <table:table-cell/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283" office:value-type="float" office:value="8" calcext:value-type="float">
            <text:p>8</text:p>
          </table:table-cell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4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681" office:value-type="string" calcext:value-type="string">
            <text:p>y0+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488" office:value-type="string" calcext:value-type="string">
            <text:p>y1-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283" office:value-type="float" office:value="9" calcext:value-type="float">
            <text:p>9</text:p>
          </table:table-cell>
          <table:table-cell table:style-name="ce688" office:value-type="string" calcext:value-type="string">
            <text:p>g2</text:p>
          </table:table-cell>
          <table:table-cell/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5</text:p>
          </table:table-cell>
          <table:table-cell/>
          <table:table-cell table:style-name="ce713" office:value-type="float" office:value="10" calcext:value-type="float">
            <text:p>10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79" office:value-type="float" office:value="10" calcext:value-type="float">
            <text:p>10</text:p>
          </table:table-cell>
          <table:table-cell table:style-name="ce488" office:value-type="string" calcext:value-type="string">
            <text:p>y1+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283" office:value-type="float" office:value="10" calcext:value-type="float">
            <text:p>10</text:p>
          </table:table-cell>
          <table:table-cell table:style-name="ce688" office:value-type="string" calcext:value-type="string">
            <text:p>g3</text:p>
          </table:table-cell>
          <table:table-cell table:number-columns-repeated="2"/>
          <table:table-cell table:style-name="ce688" office:value-type="string" calcext:value-type="string">
            <text:p>g2</text:p>
          </table:table-cell>
          <table:table-cell table:number-columns-repeated="2" table:style-name="ce679" office:value-type="string" calcext:value-type="string">
            <text:p>b6</text:p>
          </table:table-cell>
          <table:table-cell/>
          <table:table-cell table:style-name="ce715" office:value-type="float" office:value="11" calcext:value-type="float">
            <text:p>11</text:p>
          </table:table-cell>
          <table:table-cell table:style-name="ce681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22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1" calcext:value-type="float">
            <text:p>11</text:p>
          </table:table-cell>
          <table:table-cell table:style-name="ce688" office:value-type="string" calcext:value-type="string">
            <text:p>g4</text:p>
          </table:table-cell>
          <table:table-cell table:number-columns-repeated="2" table:style-name="ce688" office:value-type="string" calcext:value-type="string">
            <text:p>g2</text:p>
          </table:table-cell>
          <table:table-cell table:style-name="ce688" office:value-type="string" calcext:value-type="string">
            <text:p>g3</text:p>
          </table:table-cell>
          <table:table-cell table:number-columns-repeated="2" table:style-name="ce679" office:value-type="string" calcext:value-type="string">
            <text:p>b7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681" office:value-type="string" calcext:value-type="string">
            <text:p>y1+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488" office:value-type="string" calcext:value-type="string">
            <text:p>y2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283" office:value-type="float" office:value="12" calcext:value-type="float">
            <text:p>12</text:p>
          </table:table-cell>
          <table:table-cell table:style-name="ce688" office:value-type="string" calcext:value-type="string">
            <text:p>g5</text:p>
          </table:table-cell>
          <table:table-cell table:number-columns-repeated="2" table:style-name="ce688" office:value-type="string" calcext:value-type="string">
            <text:p>g3</text:p>
          </table:table-cell>
          <table:table-cell table:style-name="ce688" office:value-type="string" calcext:value-type="string">
            <text:p>g4</text:p>
          </table:table-cell>
          <table:table-cell/>
          <table:table-cell table:style-name="ce688" office:value-type="string" calcext:value-type="string">
            <text:p>g0</text:p>
          </table:table-cell>
          <table:table-cell/>
          <table:table-cell table:style-name="ce713" office:value-type="float" office:value="13" calcext:value-type="float">
            <text:p>13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715" office:value-type="float" office:value="13" calcext:value-type="float">
            <text:p>13</text:p>
          </table:table-cell>
          <table:table-cell table:style-name="ce488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22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283" office:value-type="float" office:value="13" calcext:value-type="float">
            <text:p>13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4</text:p>
          </table:table-cell>
          <table:table-cell table:style-name="ce688" office:value-type="string" calcext:value-type="string">
            <text:p>g5</text:p>
          </table:table-cell>
          <table:table-cell/>
          <table:table-cell table:style-name="ce688" office:value-type="string" calcext:value-type="string">
            <text:p>g1</text:p>
          </table:table-cell>
          <table:table-cell/>
          <table:table-cell table:style-name="ce697" office:value-type="float" office:value="14" calcext:value-type="float">
            <text:p>14</text:p>
          </table:table-cell>
          <table:table-cell table:style-name="ce681" office:value-type="string" calcext:value-type="string">
            <text:p>y2-</text:p>
          </table:table-cell>
          <table:table-cell/>
          <table:table-cell table:style-name="ce712" office:value-type="float" office:value="14" calcext:value-type="float">
            <text:p>14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4" calcext:value-type="float">
            <text:p>14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5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2</text:p>
          </table:table-cell>
          <table:table-cell/>
          <table:table-cell table:style-name="ce714" office:value-type="float" office:value="15" calcext:value-type="float">
            <text:p>15</text:p>
          </table:table-cell>
          <table:table-cell table:style-name="ce681" office:value-type="string" calcext:value-type="string">
            <text:p>y2+</text:p>
          </table:table-cell>
          <table:table-cell/>
          <table:table-cell table:style-name="ce697" office:value-type="float" office:value="15" calcext:value-type="float">
            <text:p>15</text:p>
          </table:table-cell>
          <table:table-cell table:style-name="ce488" office:value-type="string" calcext:value-type="string">
            <text:p>clk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283" office:value-type="float" office:value="15" calcext:value-type="float">
            <text:p>15</text:p>
          </table:table-cell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6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3</text:p>
          </table:table-cell>
          <table:table-cell/>
          <table:table-cell table:style-name="ce713" office:value-type="float" office:value="16" calcext:value-type="float">
            <text:p>16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714" office:value-type="float" office:value="16" calcext:value-type="float">
            <text:p>16</text:p>
          </table:table-cell>
          <table:table-cell table:style-name="ce488" office:value-type="string" calcext:value-type="string">
            <text:p>clk+</text:p>
          </table:table-cell>
          <table:table-cell table:style-name="Default"/>
          <table:table-cell table:style-name="ce68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22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283" office:value-type="float" office:value="16" calcext:value-type="float">
            <text:p>16</text:p>
          </table:table-cell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7</text:p>
          </table:table-cell>
          <table:table-cell table:style-name="ce711" office:value-type="string" calcext:value-type="string">
            <text:p>r2</text:p>
          </table:table-cell>
          <table:table-cell table:number-columns-repeated="2" table:style-name="ce688" office:value-type="string" calcext:value-type="string">
            <text:p>g4</text:p>
          </table:table-cell>
          <table:table-cell/>
          <table:table-cell table:style-name="ce680" office:value-type="float" office:value="17" calcext:value-type="float">
            <text:p>17</text:p>
          </table:table-cell>
          <table:table-cell table:style-name="ce681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283" office:value-type="float" office:value="17" calcext:value-type="float">
            <text:p>17</text:p>
          </table:table-cell>
          <table:table-cell table:style-name="ce711" office:value-type="string" calcext:value-type="string">
            <text:p>r5</text:p>
          </table:table-cell>
          <table:table-cell table:number-columns-repeated="2"/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5</text:p>
          </table:table-cell>
          <table:table-cell/>
          <table:table-cell table:style-name="ce714" office:value-type="float" office:value="18" calcext:value-type="float">
            <text:p>18</text:p>
          </table:table-cell>
          <table:table-cell table:style-name="ce681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78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283" office:value-type="float" office:value="18" calcext:value-type="float">
            <text:p>18</text:p>
          </table:table-cell>
          <table:table-cell table:style-name="ce711" office:value-type="string" calcext:value-type="string">
            <text:p>r6</text:p>
          </table:table-cell>
          <table:table-cell table:number-columns-repeated="2"/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6</text:p>
          </table:table-cell>
          <table:table-cell/>
          <table:table-cell table:style-name="ce713" office:value-type="float" office:value="19" calcext:value-type="float">
            <text:p>19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9" calcext:value-type="float">
            <text:p>19</text:p>
          </table:table-cell>
          <table:table-cell table:style-name="ce711" office:value-type="string" calcext:value-type="string">
            <text:p>r7</text:p>
          </table:table-cell>
          <table:table-cell table:number-columns-repeated="2"/>
          <table:table-cell table:style-name="ce711" office:value-type="string" calcext:value-type="string">
            <text:p>r5</text:p>
          </table:table-cell>
          <table:table-cell table:number-columns-repeated="2" table:style-name="ce688" office:value-type="string" calcext:value-type="string">
            <text:p>g7</text:p>
          </table:table-cell>
          <table:table-cell/>
          <table:table-cell table:style-name="ce674" office:value-type="float" office:value="20" calcext:value-type="float">
            <text:p>20</text:p>
          </table:table-cell>
          <table:table-cell table:style-name="ce678"/>
          <table:table-cell/>
          <table:table-cell office:value-type="float" office:value="20" calcext:value-type="float">
            <text:p>20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283" office:value-type="float" office:value="20" calcext:value-type="float">
            <text:p>20</text:p>
          </table:table-cell>
          <table:table-cell/>
          <table:table-cell table:style-name="ce711" office:value-type="string" calcext:value-type="string">
            <text:p>r3</text:p>
          </table:table-cell>
          <table:table-cell/>
          <table:table-cell table:style-name="ce711" office:value-type="string" calcext:value-type="string">
            <text:p>r6</text:p>
          </table:table-cell>
          <table:table-cell/>
          <table:table-cell table:style-name="ce711" office:value-type="string" calcext:value-type="string">
            <text:p>r0</text:p>
          </table:table-cell>
          <table:table-cell/>
          <table:table-cell table:style-name="ce674" office:value-type="float" office:value="21" calcext:value-type="float">
            <text:p>21</text:p>
          </table:table-cell>
          <table:table-cell table:style-name="ce678"/>
          <table:table-cell/>
          <table:table-cell office:value-type="float" office:value="21" calcext:value-type="float">
            <text:p>21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60" calcext:value-type="float">
            <text:p>60</text:p>
          </table:table-cell>
          <table:table-cell table:style-name="ce722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21" calcext:value-type="float">
            <text:p>21</text:p>
          </table:table-cell>
          <table:table-cell/>
          <table:table-cell table:style-name="ce711" office:value-type="string" calcext:value-type="string">
            <text:p>r4</text:p>
          </table:table-cell>
          <table:table-cell table:style-name="ce711" office:value-type="string" calcext:value-type="string">
            <text:p>r3</text:p>
          </table:table-cell>
          <table:table-cell table:style-name="ce711" office:value-type="string" calcext:value-type="string">
            <text:p>r7</text:p>
          </table:table-cell>
          <table:table-cell/>
          <table:table-cell table:style-name="ce711" office:value-type="string" calcext:value-type="string">
            <text:p>r1</text:p>
          </table:table-cell>
          <table:table-cell/>
          <table:table-cell table:style-name="ce674" office:value-type="float" office:value="22" calcext:value-type="float">
            <text:p>22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566" office:value-type="float" office:value="3.3" calcext:value-type="float">
            <text:p>3.3</text:p>
          </table:table-cell>
          <table:table-cell table:style-name="ce679" office:value-type="string" calcext:value-type="string">
            <text:p>b7</text:p>
          </table:table-cell>
          <table:table-cell table:style-name="ce679" office:value-type="string" calcext:value-type="string">
            <text:p>b5</text:p>
          </table:table-cell>
          <table:table-cell table:style-name="ce679" office:value-type="string" calcext:value-type="string">
            <text:p>b4</text:p>
          </table:table-cell>
          <table:table-cell table:style-name="ce678" table:number-columns-repeated="2"/>
          <table:table-cell table:style-name="ce688" office:value-type="string" calcext:value-type="string">
            <text:p>g7</text:p>
          </table:table-cell>
          <table:table-cell table:style-name="ce688" office:value-type="string" calcext:value-type="string">
            <text:p>g6</text:p>
          </table:table-cell>
          <table:table-cell table:style-name="ce678" table:number-columns-repeated="2"/>
          <table:table-cell table:style-name="ce688" office:value-type="string" calcext:value-type="string">
            <text:p>g3</text:p>
          </table:table-cell>
          <table:table-cell table:style-name="ce688" office:value-type="string" calcext:value-type="string">
            <text:p>g2</text:p>
          </table:table-cell>
          <table:table-cell table:style-name="ce678"/>
          <table:table-cell/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/>
          <table:table-cell table:style-name="ce283" office:value-type="float" office:value="22" calcext:value-type="float">
            <text:p>22</text:p>
          </table:table-cell>
          <table:table-cell/>
          <table:table-cell table:style-name="ce711" office:value-type="string" calcext:value-type="string">
            <text:p>r5</text:p>
          </table:table-cell>
          <table:table-cell table:style-name="ce711" office:value-type="string" calcext:value-type="string">
            <text:p>r4</text:p>
          </table:table-cell>
          <table:table-cell/>
          <table:table-cell table:number-columns-repeated="2" table:style-name="ce711" office:value-type="string" calcext:value-type="string">
            <text:p>r2</text:p>
          </table:table-cell>
          <table:table-cell/>
          <table:table-cell table:style-name="ce674"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22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/>
          <table:table-cell table:style-name="ce283" office:value-type="float" office:value="23" calcext:value-type="float">
            <text:p>23</text:p>
          </table:table-cell>
          <table:table-cell/>
          <table:table-cell table:style-name="ce711" office:value-type="string" calcext:value-type="string">
            <text:p>r6</text:p>
          </table:table-cell>
          <table:table-cell table:style-name="ce711" office:value-type="string" calcext:value-type="string">
            <text:p>r5</text:p>
          </table:table-cell>
          <table:table-cell/>
          <table:table-cell table:number-columns-repeated="2" table:style-name="ce711" office:value-type="string" calcext:value-type="string">
            <text:p>r3</text:p>
          </table:table-cell>
          <table:table-cell/>
          <table:table-cell table:style-name="ce674" office:value-type="float" office:value="24" calcext:value-type="float">
            <text:p>24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0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8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22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/>
          <table:table-cell table:style-name="ce283" office:value-type="float" office:value="24" calcext:value-type="float">
            <text:p>24</text:p>
          </table:table-cell>
          <table:table-cell/>
          <table:table-cell table:style-name="ce711" office:value-type="string" calcext:value-type="string">
            <text:p>r7</text:p>
          </table:table-cell>
          <table:table-cell table:style-name="ce711" office:value-type="string" calcext:value-type="string">
            <text:p>r6</text:p>
          </table:table-cell>
          <table:table-cell/>
          <table:table-cell table:number-columns-repeated="2" table:style-name="ce711" office:value-type="string" calcext:value-type="string">
            <text:p>r4</text:p>
          </table:table-cell>
          <table:table-cell/>
          <table:table-cell table:style-name="ce716" office:value-type="float" office:value="25" calcext:value-type="float">
            <text:p>25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678"/>
          <table:table-cell table:style-name="ce679" office:value-type="string" calcext:value-type="string">
            <text:p>b6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3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2</text:p>
          </table:table-cell>
          <table:table-cell table:style-name="ce589" office:value-type="string" calcext:value-type="string">
            <text:p>0v</text:p>
          </table:table-cell>
          <table:table-cell table:style-name="ce688" office:value-type="string" calcext:value-type="string">
            <text:p>g5</text:p>
          </table:table-cell>
          <table:table-cell table:style-name="ce566" office:value-type="float" office:value="3.3" calcext:value-type="float">
            <text:p>3.3</text:p>
          </table:table-cell>
          <table:table-cell table:style-name="ce688" office:value-type="string" calcext:value-type="string">
            <text:p>g4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7</text:p>
          </table:table-cell>
          <table:table-cell table:style-name="ce566" office:value-type="float" office:value="3.3" calcext:value-type="float">
            <text:p>3.3</text:p>
          </table:table-cell>
          <table:table-cell table:number-columns-repeated="10"/>
          <table:table-cell table:style-name="ce283" office:value-type="float" office:value="25" calcext:value-type="float">
            <text:p>25</text:p>
          </table:table-cell>
          <table:table-cell table:number-columns-repeated="2"/>
          <table:table-cell table:style-name="ce711" office:value-type="string" calcext:value-type="string">
            <text:p>r7</text:p>
          </table:table-cell>
          <table:table-cell/>
          <table:table-cell table:number-columns-repeated="2" table:style-name="ce711" office:value-type="string" calcext:value-type="string">
            <text:p>r5</text:p>
          </table:table-cell>
          <table:table-cell/>
          <table:table-cell table:style-name="ce674" office:value-type="float" office:value="26" calcext:value-type="float">
            <text:p>26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78"/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11" office:value-type="string" calcext:value-type="string">
            <text:p>r6</text:p>
          </table:table-cell>
          <table:table-cell/>
          <table:table-cell table:style-name="ce674" office:value-type="float" office:value="27" calcext:value-type="float">
            <text:p>27</text:p>
          </table:table-cell>
          <table:table-cell table:style-name="ce678"/>
          <table:table-cell/>
          <table:table-cell table:style-name="ce697" office:value-type="float" office:value="27" calcext:value-type="float">
            <text:p>27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06" office:value-type="string" calcext:value-type="string">
            <text:p>lvds</text:p>
          </table:table-cell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11" office:value-type="string" calcext:value-type="string">
            <text:p>r7</text:p>
          </table:table-cell>
          <table:table-cell/>
          <table:table-cell table:style-name="ce679" office:value-type="float" office:value="28" calcext:value-type="float">
            <text:p>28</text:p>
          </table:table-cell>
          <table:table-cell table:style-name="ce488" office:value-type="string" calcext:value-type="string">
            <text:p>vdd en</text:p>
          </table:table-cell>
          <table:table-cell/>
          <table:table-cell table:style-name="ce697" office:value-type="float" office:value="28" calcext:value-type="float">
            <text:p>28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2" office:value-type="string" calcext:value-type="string">
            <text:p>top</text:p>
          </table:table-cell>
          <table:table-cell table:number-columns-repeated="2"/>
          <table:table-cell table:style-name="ce689" table:number-columns-repeated="2"/>
          <table:table-cell table:number-columns-repeated="3"/>
          <table:table-cell table:style-name="ce689"/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89" office:value-type="string" calcext:value-type="string">
            <text:p>d4</text:p>
          </table:table-cell>
          <table:table-cell table:style-name="ce698" office:value-type="string" calcext:value-type="string">
            <text:p>r6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674" office:value-type="float" office:value="29" calcext:value-type="float">
            <text:p>29</text:p>
          </table:table-cell>
          <table:table-cell table:style-name="ce678"/>
          <table:table-cell/>
          <table:table-cell table:style-name="ce697" office:value-type="float" office:value="29" calcext:value-type="float">
            <text:p>29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6"/>
          <table:table-cell table:style-name="ce689"/>
          <table:table-cell table:style-name="ce683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98" office:value-type="string" calcext:value-type="string">
            <text:p>r5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5</text:p>
          </table:table-cell>
          <table:table-cell table:style-name="ce67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89" office:value-type="string" calcext:value-type="string">
            <text:p>d3</text:p>
          </table:table-cell>
          <table:table-cell table:style-name="ce698" office:value-type="string" calcext:value-type="string">
            <text:p>r5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717" office:value-type="float" office:value="30" calcext:value-type="float">
            <text:p>30</text:p>
          </table:table-cell>
          <table:table-cell table:style-name="ce488" office:value-type="string" calcext:value-type="string">
            <text:p>vled en</text:p>
          </table:table-cell>
          <table:table-cell/>
          <table:table-cell table:style-name="ce697" office:value-type="float" office:value="30" calcext:value-type="float">
            <text:p>30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3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90" office:value-type="string" calcext:value-type="string">
            <text:p>g2</text:p>
          </table:table-cell>
          <table:table-cell table:style-name="ce689"/>
          <table:table-cell table:style-name="ce683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3" office:value-type="string" calcext:value-type="string">
            <text:p>r7</text:p>
          </table:table-cell>
          <table:table-cell table:style-name="ce686" office:value-type="string" calcext:value-type="string">
            <text:p>d6</text:p>
          </table:table-cell>
          <table:table-cell table:style-name="ce67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89" office:value-type="string" calcext:value-type="string">
            <text:p>d2</text:p>
          </table:table-cell>
          <table:table-cell table:style-name="ce698" office:value-type="string" calcext:value-type="string">
            <text:p>r4</text:p>
          </table:table-cell>
          <table:table-cell table:style-name="ce596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78"/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90" office:value-type="string" calcext:value-type="string">
            <text:p>g3</text:p>
          </table:table-cell>
          <table:table-cell table:style-name="ce689"/>
          <table:table-cell table:style-name="ce683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98" office:value-type="string" calcext:value-type="string">
            <text:p>r2</text:p>
          </table:table-cell>
          <table:table-cell table:style-name="Default"/>
          <table:table-cell/>
          <table:table-cell table:style-name="ce684" office:value-type="string" calcext:value-type="string">
            <text:p>g2</text:p>
          </table:table-cell>
          <table:table-cell table:style-name="ce686" office:value-type="string" calcext:value-type="string">
            <text:p>d7</text:p>
          </table:table-cell>
          <table:table-cell table:style-name="ce67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style-name="ce674"/>
          <table:table-cell table:style-name="Default" table:number-columns-repeated="7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76"/>
          <table:table-cell table:style-name="ce689"/>
          <table:table-cell table:style-name="ce474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 table:style-name="ce315"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89" office:value-type="string" calcext:value-type="string">
            <text:p>d1</text:p>
          </table:table-cell>
          <table:table-cell table:style-name="ce698" office:value-type="string" calcext:value-type="string">
            <text:p>r3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Default"/>
          <table:table-cell table:style-name="ce634" office:value-type="string" calcext:value-type="string">
            <text:p>eee</text:p>
          </table:table-cell>
          <table:table-cell table:style-name="ce634"/>
          <table:table-cell table:number-columns-repeated="3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99" office:value-type="string" calcext:value-type="string">
            <text:p>y0+</text:p>
          </table:table-cell>
          <table:table-cell table:style-name="Default"/>
          <table:table-cell/>
          <table:table-cell table:style-name="ce684" office:value-type="string" calcext:value-type="string">
            <text:p>g3</text:p>
          </table:table-cell>
          <table:table-cell table:style-name="ce686" office:value-type="string" calcext:value-type="string">
            <text:p>d8</text:p>
          </table:table-cell>
          <table:table-cell table:style-name="ce67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89" office:value-type="string" calcext:value-type="string">
            <text:p>d0</text:p>
          </table:table-cell>
          <table:table-cell table:style-name="ce698" office:value-type="string" calcext:value-type="string">
            <text:p>r2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2"/>
          <table:table-cell table:style-name="ce589" office:value-type="string" calcext:value-type="string">
            <text:p>0v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23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90" office:value-type="string" calcext:value-type="string">
            <text:p>g6</text:p>
          </table:table-cell>
          <table:table-cell table:style-name="ce689"/>
          <table:table-cell table:style-name="ce694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99" office:value-type="string" calcext:value-type="string">
            <text:p>y1+</text:p>
          </table:table-cell>
          <table:table-cell table:style-name="Default"/>
          <table:table-cell/>
          <table:table-cell table:style-name="ce684" office:value-type="string" calcext:value-type="string">
            <text:p>g4</text:p>
          </table:table-cell>
          <table:table-cell table:style-name="ce686" office:value-type="string" calcext:value-type="string">
            <text:p>d9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89" office:value-type="string" calcext:value-type="string">
            <text:p>d27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315" office:value-type="string" calcext:value-type="string">
            <text:p>y0+</text:p>
          </table:table-cell>
          <table:table-cell table:number-columns-repeated="2" table:style-name="ce315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90" office:value-type="string" calcext:value-type="string">
            <text:p>g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0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5"/>
          <table:table-cell table:style-name="ce315" office:value-type="string" calcext:value-type="string">
            <text:p>y1+</text:p>
          </table:table-cell>
          <table:table-cell table:number-columns-repeated="2" table:style-name="ce315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99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99" office:value-type="string" calcext:value-type="string">
            <text:p>y0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8"/>
          <table:table-cell office:value-type="string" calcext:value-type="string">
            <text:p>data</text:p>
          </table:table-cell>
          <table:table-cell table:number-columns-repeated="2" table:style-name="ce315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80"/>
          <table:table-cell table:style-name="ce689"/>
          <table:table-cell table:number-columns-repeated="3"/>
          <table:table-cell table:style-name="ce722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76"/>
          <table:table-cell table:style-name="ce689"/>
          <table:table-cell table:style-name="ce694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99" office:value-type="string" calcext:value-type="string">
            <text:p>clk+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1</text:p>
          </table:table-cell>
          <table:table-cell table:style-name="ce67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99" office:value-type="string" calcext:value-type="string">
            <text:p>y0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97"/>
          <table:table-cell table:style-name="ce315" office:value-type="string" calcext:value-type="string">
            <text:p>y2+</text:p>
          </table:table-cell>
          <table:table-cell table:number-columns-repeated="2" table:style-name="ce315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91" office:value-type="string" calcext:value-type="string">
            <text:p>b4</text:p>
          </table:table-cell>
          <table:table-cell table:style-name="ce689"/>
          <table:table-cell table:style-name="ce47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76"/>
          <table:table-cell table:style-name="Default"/>
          <table:table-cell/>
          <table:table-cell table:style-name="ce684" office:value-type="string" calcext:value-type="string">
            <text:p>g5</text:p>
          </table:table-cell>
          <table:table-cell table:style-name="ce686" office:value-type="string" calcext:value-type="string">
            <text:p>d12</text:p>
          </table:table-cell>
          <table:table-cell table:style-name="ce67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99" office:value-type="string" calcext:value-type="string">
            <text:p>y1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80"/>
          <table:table-cell table:style-name="ce315" office:value-type="string" calcext:value-type="string">
            <text:p>clk+</text:p>
          </table:table-cell>
          <table:table-cell table:number-columns-repeated="2" table:style-name="ce315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1" office:value-type="string" calcext:value-type="string">
            <text:p>b5</text:p>
          </table:table-cell>
          <table:table-cell table:style-name="ce689"/>
          <table:table-cell table:style-name="ce495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4" office:value-type="string" calcext:value-type="string">
            <text:p>g6</text:p>
          </table:table-cell>
          <table:table-cell table:style-name="ce686" office:value-type="string" calcext:value-type="string">
            <text:p>d13</text:p>
          </table:table-cell>
          <table:table-cell table:style-name="ce67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99" office:value-type="string" calcext:value-type="string">
            <text:p>y1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6"/>
          <table:table-cell table:style-name="ce315" office:value-type="string" calcext:value-type="string">
            <text:p>pwm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66" office:value-type="string" calcext:value-type="string">
            <text:p>3.3edid</text:p>
          </table:table-cell>
          <table:table-cell table:style-name="ce697"/>
          <table:table-cell table:style-name="ce689"/>
          <table:table-cell table:number-columns-repeated="3"/>
          <table:table-cell table:style-name="ce722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91" office:value-type="string" calcext:value-type="string">
            <text:p>b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7"/>
          <table:table-cell table:style-name="ce315" office:value-type="string" calcext:value-type="string">
            <text:p>ledEn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78" table:number-columns-repeated="2"/>
          <table:table-cell table:style-name="ce689"/>
          <table:table-cell table:number-columns-repeated="3"/>
          <table:table-cell table:style-name="ce722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13" office:value-type="float" office:value="3.3" calcext:value-type="float">
            <text:p>3.3</text:p>
          </table:table-cell>
          <table:table-cell table:style-name="ce596"/>
          <table:table-cell table:style-name="ce470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00" office:value-type="string" calcext:value-type="string">
            <text:p>clk</text:p>
          </table:table-cell>
          <table:table-cell table:style-name="Default"/>
          <table:table-cell/>
          <table:table-cell table:style-name="ce684" office:value-type="string" calcext:value-type="string">
            <text:p>g7</text:p>
          </table:table-cell>
          <table:table-cell table:style-name="ce686" office:value-type="string" calcext:value-type="string">
            <text:p>d14</text:p>
          </table:table-cell>
          <table:table-cell table:style-name="ce67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566" office:value-type="float" office:value="3.3" calcext:value-type="float">
            <text:p>3.3</text:p>
          </table:table-cell>
          <table:table-cell table:number-columns-repeated="2" table:style-name="ce315" office:value-type="float" office:value="9" calcext:value-type="float">
            <text:p>9</text:p>
          </table:table-cell>
          <table:table-cell table:style-name="ce720" office:value-type="string" calcext:value-type="string">
            <text:p>5v led</text:p>
          </table:table-cell>
          <table:table-cell table:style-name="ce716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/>
          <table:table-cell table:style-name="ce596" table:number-columns-repeated="4"/>
          <table:table-cell table:style-name="ce68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2" office:value-type="string" calcext:value-type="string">
            <text:p>V</text:p>
          </table:table-cell>
          <table:table-cell table:style-name="ce689"/>
          <table:table-cell table:style-name="ce695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5" office:value-type="string" calcext:value-type="string">
            <text:p>b2</text:p>
          </table:table-cell>
          <table:table-cell table:style-name="ce686" office:value-type="string" calcext:value-type="string">
            <text:p>d15</text:p>
          </table:table-cell>
          <table:table-cell table:style-name="ce67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99" office:value-type="string" calcext:value-type="string">
            <text:p>y2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Default"/>
          <table:table-cell table:style-name="ce315"/>
          <table:table-cell table:style-name="Default" table:number-columns-repeated="2"/>
          <table:table-cell table:style-name="ce315"/>
          <table:table-cell table:style-name="Default"/>
          <table:table-cell table:number-columns-repeated="4"/>
          <table:table-cell table:style-name="ce722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/>
          <table:table-cell table:style-name="ce686" office:value-type="string" calcext:value-type="string">
            <text:p>d16</text:p>
          </table:table-cell>
          <table:table-cell table:style-name="ce67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99" office:value-type="string" calcext:value-type="string">
            <text:p>y2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95" office:value-type="string" calcext:value-type="string">
            <text:p>0v</text:p>
          </table:table-cell>
          <table:table-cell table:style-name="ce686" office:value-type="string" calcext:value-type="string">
            <text:p>clks</text:p>
          </table:table-cell>
          <table:table-cell table:style-name="ce67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99" office:value-type="string" calcext:value-type="string">
            <text:p>clk-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17</text:p>
          </table:table-cell>
          <table:table-cell table:style-name="ce67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99" office:value-type="string" calcext:value-type="string">
            <text:p>clk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3</text:p>
          </table:table-cell>
          <table:table-cell table:style-name="ce686" office:value-type="string" calcext:value-type="string">
            <text:p>d18</text:p>
          </table:table-cell>
          <table:table-cell table:style-name="ce67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89" office:value-type="string" calcext:value-type="string">
            <text:p>y3m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596"/>
          <table:table-cell table:number-columns-repeated="11"/>
          <table:table-cell table:style-name="Default" table:number-columns-repeated="2"/>
          <table:table-cell/>
          <table:table-cell table:style-name="ce685" office:value-type="string" calcext:value-type="string">
            <text:p>b4</text:p>
          </table:table-cell>
          <table:table-cell table:style-name="ce686" office:value-type="string" calcext:value-type="string">
            <text:p>d19</text:p>
          </table:table-cell>
          <table:table-cell table:style-name="ce67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89" office:value-type="string" calcext:value-type="string">
            <text:p>y3p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5"/>
          <table:table-cell table:style-name="ce689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5</text:p>
          </table:table-cell>
          <table:table-cell table:style-name="ce686" office:value-type="string" calcext:value-type="string">
            <text:p>d20</text:p>
          </table:table-cell>
          <table:table-cell table:style-name="ce67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6</text:p>
          </table:table-cell>
          <table:table-cell table:style-name="ce686" office:value-type="string" calcext:value-type="string">
            <text:p>d21</text:p>
          </table:table-cell>
          <table:table-cell table:style-name="ce67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7</text:p>
          </table:table-cell>
          <table:table-cell table:style-name="ce686" office:value-type="string" calcext:value-type="string">
            <text:p>d22</text:p>
          </table:table-cell>
          <table:table-cell table:style-name="ce67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23</text:p>
          </table:table-cell>
          <table:table-cell table:style-name="ce67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89" office:value-type="string" calcext:value-type="string">
            <text:p>shtd</text:p>
          </table:table-cell>
          <table:table-cell table:style-name="ce513" office:value-type="string" calcext:value-type="string">
            <text:p>3.3p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00" office:value-type="string" calcext:value-type="string">
            <text:p>clk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 office:value-type="string" calcext:value-type="string">
            <text:p>H</text:p>
          </table:table-cell>
          <table:table-cell table:style-name="ce686" office:value-type="string" calcext:value-type="string">
            <text:p>d24</text:p>
          </table:table-cell>
          <table:table-cell table:style-name="ce67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89" office:value-type="string" calcext:value-type="string">
            <text:p>d26</text:p>
          </table:table-cell>
          <table:table-cell table:style-name="ce676" office:value-type="string" calcext:value-type="string">
            <text:p>en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07" office:value-type="string" calcext:value-type="string">
            <text:p>V</text:p>
          </table:table-cell>
          <table:table-cell table:style-name="ce686" office:value-type="string" calcext:value-type="string">
            <text:p>d25</text:p>
          </table:table-cell>
          <table:table-cell table:style-name="ce67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89"/>
          <table:table-cell table:number-columns-repeated="3"/>
          <table:table-cell table:style-name="ce596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689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596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3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ce281"/>
        <table:table-column table:style-name="co19" table:default-cell-style-name="Default"/>
        <table:table-column table:style-name="co26" table:default-cell-style-name="Default"/>
        <table:table-column table:style-name="co16" table:default-cell-style-name="ce417"/>
        <table:table-column table:style-name="co50" table:default-cell-style-name="Default"/>
        <table:table-column table:style-name="co18" table:default-cell-style-name="ce281"/>
        <table:table-column table:style-name="co2" table:default-cell-style-name="ce315"/>
        <table:table-column table:style-name="co12" table:default-cell-style-name="ce315"/>
        <table:table-column table:style-name="co27" table:default-cell-style-name="ce417"/>
        <table:table-column table:style-name="co2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1" table:number-columns-repeated="3" table:default-cell-style-name="Default"/>
        <table:table-row table:style-name="ro3">
          <table:table-cell table:style-name="ce702"/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/>
          <table:table-cell/>
          <table:table-cell table:style-name="ce686"/>
          <table:table-cell table:style-name="ce596"/>
          <table:table-cell/>
          <table:table-cell table:style-name="ce689"/>
          <table:table-cell table:style-name="ce674"/>
          <table:table-cell table:number-columns-repeated="2"/>
          <table:table-cell table:style-name="ce674"/>
          <table:table-cell table:number-columns-repeated="12"/>
          <table:table-cell table:style-name="ce485"/>
          <table:table-cell table:style-name="ce708"/>
          <table:table-cell table:style-name="ce702"/>
        </table:table-row>
        <table:table-row table:style-name="ro3"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686"/>
          <table:table-cell table:style-name="ce674"/>
          <table:table-cell table:number-columns-repeated="21"/>
        </table:table-row>
        <table:table-row table:style-name="ro3"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8" calcext:value-type="float">
            <text:p>28</text:p>
          </table:table-cell>
          <table:table-cell table:style-name="ce674" office:value-type="float" office:value="27" calcext:value-type="float">
            <text:p>27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29" calcext:value-type="float">
            <text:p>29</text:p>
          </table:table-cell>
          <table:table-cell table:style-name="ce674" office:value-type="float" office:value="30" calcext:value-type="float">
            <text:p>30</text:p>
          </table:table-cell>
          <table:table-cell table:style-name="ce710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table:style-name="ce674" office:value-type="float" office:value="25" calcext:value-type="float">
            <text:p>25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705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74" office:value-type="float" office:value="32" calcext:value-type="float">
            <text:p>32</text:p>
          </table:table-cell>
          <table:table-cell table:style-name="ce513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685" office:value-type="string" calcext:value-type="string">
            <text:p>b7</text:p>
          </table:table-cell>
          <table:table-cell table:style-name="ce674" office:value-type="float" office:value="24" calcext:value-type="float">
            <text:p>24</text:p>
          </table:table-cell>
          <table:table-cell table:style-name="ce674" office:value-type="float" office:value="23" calcext:value-type="float">
            <text:p>23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3" calcext:value-type="float">
            <text:p>33</text:p>
          </table:table-cell>
          <table:table-cell table:style-name="ce674" office:value-type="float" office:value="34" calcext:value-type="float">
            <text:p>3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5" office:value-type="string" calcext:value-type="string">
            <text:p>b5</text:p>
          </table:table-cell>
          <table:table-cell table:style-name="ce674" office:value-type="float" office:value="22" calcext:value-type="float">
            <text:p>22</text:p>
          </table:table-cell>
          <table:table-cell table:style-name="ce674" office:value-type="float" office:value="21" calcext:value-type="float">
            <text:p>21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5" calcext:value-type="float">
            <text:p>35</text:p>
          </table:table-cell>
          <table:table-cell table:style-name="ce674" office:value-type="float" office:value="36" calcext:value-type="float">
            <text:p>36</text:p>
          </table:table-cell>
          <table:table-cell table:style-name="ce483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685" office:value-type="string" calcext:value-type="string">
            <text:p>b4</text:p>
          </table:table-cell>
          <table:table-cell table:style-name="ce674" office:value-type="float" office:value="20" calcext:value-type="float">
            <text:p>20</text:p>
          </table:table-cell>
          <table:table-cell table:style-name="ce674" office:value-type="float" office:value="19" calcext:value-type="float">
            <text:p>19</text:p>
          </table:table-cell>
          <table:table-cell table:style-name="ce691" office:value-type="string" calcext:value-type="string">
            <text:p>b3</text:p>
          </table:table-cell>
          <table:table-cell/>
          <table:table-cell table:style-name="ce474"/>
          <table:table-cell table:style-name="ce674" office:value-type="float" office:value="37" calcext:value-type="float">
            <text:p>37</text:p>
          </table:table-cell>
          <table:table-cell table:style-name="ce674" office:value-type="float" office:value="38" calcext:value-type="float">
            <text:p>38</text:p>
          </table:table-cell>
          <table:table-cell table:style-name="ce476"/>
          <table:table-cell table:number-columns-repeated="14"/>
        </table:table-row>
        <table:table-row table:style-name="ro3"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8" calcext:value-type="float">
            <text:p>18</text:p>
          </table:table-cell>
          <table:table-cell table:style-name="ce674" office:value-type="float" office:value="17" calcext:value-type="float">
            <text:p>17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94" office:value-type="string" calcext:value-type="string">
            <text:p>clk+</text:p>
          </table:table-cell>
          <table:table-cell table:style-name="ce674" office:value-type="float" office:value="39" calcext:value-type="float">
            <text:p>39</text:p>
          </table:table-cell>
          <table:table-cell table:style-name="ce674" office:value-type="float" office:value="40" calcext:value-type="float">
            <text:p>40</text:p>
          </table:table-cell>
          <table:table-cell table:style-name="ce699" office:value-type="string" calcext:value-type="string">
            <text:p>clk-</text:p>
          </table:table-cell>
          <table:table-cell/>
          <table:table-cell table:style-name="ce675" table:number-columns-repeated="10"/>
          <table:table-cell table:number-columns-repeated="3"/>
        </table:table-row>
        <table:table-row table:style-name="ro3"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74"/>
          <table:table-cell table:style-name="ce674" office:value-type="float" office:value="16" calcext:value-type="float">
            <text:p>16</text:p>
          </table:table-cell>
          <table:table-cell table:style-name="ce674" office:value-type="float" office:value="15" calcext:value-type="float">
            <text:p>15</text:p>
          </table:table-cell>
          <table:table-cell table:style-name="ce691" office:value-type="string" calcext:value-type="string">
            <text:p>b2</text:p>
          </table:table-cell>
          <table:table-cell/>
          <table:table-cell table:style-name="ce694" office:value-type="string" calcext:value-type="string">
            <text:p>y2+</text:p>
          </table:table-cell>
          <table:table-cell table:style-name="ce674" office:value-type="float" office:value="41" calcext:value-type="float">
            <text:p>41</text:p>
          </table:table-cell>
          <table:table-cell table:style-name="ce674" office:value-type="float" office:value="42" calcext:value-type="float">
            <text:p>42</text:p>
          </table:table-cell>
          <table:table-cell table:style-name="ce699" office:value-type="string" calcext:value-type="string">
            <text:p>y2-</text:p>
          </table:table-cell>
          <table:table-cell table:number-columns-repeated="2"/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720" office:value-type="string" calcext:value-type="string">
            <text:p>5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772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684" office:value-type="string" calcext:value-type="string">
            <text:p>g7</text:p>
          </table:table-cell>
          <table:table-cell table:style-name="ce674" office:value-type="float" office:value="14" calcext:value-type="float">
            <text:p>14</text:p>
          </table:table-cell>
          <table:table-cell table:style-name="ce674" office:value-type="float" office:value="13" calcext:value-type="float">
            <text:p>13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3" calcext:value-type="float">
            <text:p>43</text:p>
          </table:table-cell>
          <table:table-cell table:style-name="ce674" office:value-type="float" office:value="44" calcext:value-type="float">
            <text:p>4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2"/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number-columns-repeated="4"/>
        </table:table-row>
        <table:table-row table:style-name="ro3"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684" office:value-type="string" calcext:value-type="string">
            <text:p>g6</text:p>
          </table:table-cell>
          <table:table-cell table:style-name="ce674" office:value-type="float" office:value="12" calcext:value-type="float">
            <text:p>12</text:p>
          </table:table-cell>
          <table:table-cell table:style-name="ce674" office:value-type="float" office:value="11" calcext:value-type="float">
            <text:p>11</text:p>
          </table:table-cell>
          <table:table-cell table:style-name="ce690" office:value-type="string" calcext:value-type="string">
            <text:p>g5</text:p>
          </table:table-cell>
          <table:table-cell/>
          <table:table-cell table:style-name="ce694" office:value-type="string" calcext:value-type="string">
            <text:p>y1+</text:p>
          </table:table-cell>
          <table:table-cell table:style-name="ce674" office:value-type="float" office:value="45" calcext:value-type="float">
            <text:p>45</text:p>
          </table:table-cell>
          <table:table-cell table:style-name="ce674" office:value-type="float" office:value="46" calcext:value-type="float">
            <text:p>46</text:p>
          </table:table-cell>
          <table:table-cell table:style-name="ce699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0" calcext:value-type="float">
            <text:p>10</text:p>
          </table:table-cell>
          <table:table-cell table:style-name="ce674" office:value-type="float" office:value="9" calcext:value-type="float">
            <text:p>9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94" office:value-type="string" calcext:value-type="string">
            <text:p>y0+</text:p>
          </table:table-cell>
          <table:table-cell table:style-name="ce674" office:value-type="float" office:value="47" calcext:value-type="float">
            <text:p>47</text:p>
          </table:table-cell>
          <table:table-cell table:style-name="ce674" office:value-type="float" office:value="48" calcext:value-type="float">
            <text:p>48</text:p>
          </table:table-cell>
          <table:table-cell table:style-name="ce699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8" calcext:value-type="float">
            <text:p>8</text:p>
          </table:table-cell>
          <table:table-cell table:style-name="ce674" office:value-type="float" office:value="7" calcext:value-type="float">
            <text:p>7</text:p>
          </table:table-cell>
          <table:table-cell table:style-name="ce690" office:value-type="string" calcext:value-type="string">
            <text:p>g4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9" calcext:value-type="float">
            <text:p>49</text:p>
          </table:table-cell>
          <table:table-cell table:style-name="ce674" office:value-type="float" office:value="50" calcext:value-type="float">
            <text:p>50</text:p>
          </table:table-cell>
          <table:table-cell table:style-name="ce483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4" office:value-type="string" calcext:value-type="string">
            <text:p>g3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5" calcext:value-type="float">
            <text:p>5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83" office:value-type="string" calcext:value-type="string">
            <text:p>r2</text:p>
          </table:table-cell>
          <table:table-cell table:style-name="ce674" office:value-type="float" office:value="51" calcext:value-type="float">
            <text:p>51</text:p>
          </table:table-cell>
          <table:table-cell table:style-name="ce674" office:value-type="float" office:value="52" calcext:value-type="float">
            <text:p>52</text:p>
          </table:table-cell>
          <table:table-cell table:style-name="ce698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684" office:value-type="string" calcext:value-type="string">
            <text:p>g2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3" calcext:value-type="float">
            <text:p>3</text:p>
          </table:table-cell>
          <table:table-cell table:style-name="ce698" office:value-type="string" calcext:value-type="string">
            <text:p>r7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53" calcext:value-type="float">
            <text:p>53</text:p>
          </table:table-cell>
          <table:table-cell table:style-name="ce674" office:value-type="float" office:value="54" calcext:value-type="float">
            <text:p>54</text:p>
          </table:table-cell>
          <table:table-cell table:style-name="ce698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1" calcext:value-type="float">
            <text:p>1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83" office:value-type="string" calcext:value-type="string">
            <text:p>r5</text:p>
          </table:table-cell>
          <table:table-cell table:style-name="ce674" office:value-type="float" office:value="55" calcext:value-type="float">
            <text:p>55</text:p>
          </table:table-cell>
          <table:table-cell table:style-name="ce674" office:value-type="float" office:value="56" calcext:value-type="float">
            <text:p>56</text:p>
          </table:table-cell>
          <table:table-cell table:style-name="ce698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 table:number-columns-repeated="3"/>
          <table:table-cell table:style-name="ce674"/>
          <table:table-cell table:style-name="ce689"/>
          <table:table-cell table:style-name="ce674"/>
          <table:table-cell table:style-name="ce686"/>
          <table:table-cell table:style-name="ce674" table:number-columns-repeated="2"/>
          <table:table-cell table:style-name="ce689"/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74"/>
          <table:table-cell table:style-name="ce596"/>
          <table:table-cell table:style-name="ce674"/>
          <table:table-cell table:style-name="ce596"/>
          <table:table-cell table:style-name="ce674" table:number-columns-repeated="2"/>
          <table:table-cell table:style-name="ce596"/>
          <table:table-cell table:style-name="ce689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74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3" table:number-columns-repeated="2" table:default-cell-style-name="ce686"/>
        <table:table-column table:style-name="co16" table:default-cell-style-name="ce484"/>
        <table:table-column table:style-name="co40" table:default-cell-style-name="ce486"/>
        <table:table-column table:style-name="co19" table:default-cell-style-name="ce484"/>
        <table:table-column table:style-name="co7" table:default-cell-style-name="ce486"/>
        <table:table-column table:style-name="co10" table:default-cell-style-name="ce486"/>
        <table:table-column table:style-name="co8" table:default-cell-style-name="ce503"/>
        <table:table-column table:style-name="co38" table:default-cell-style-name="ce486"/>
        <table:table-column table:style-name="co23" table:default-cell-style-name="ce503"/>
        <table:table-column table:style-name="co16" table:default-cell-style-name="ce503"/>
        <table:table-column table:style-name="co5" table:default-cell-style-name="ce503"/>
        <table:table-column table:style-name="co29" table:default-cell-style-name="ce503"/>
        <table:table-column table:style-name="co5" table:number-columns-repeated="2" table:default-cell-style-name="ce486"/>
        <table:table-column table:style-name="co24" table:number-columns-repeated="2" table:default-cell-style-name="ce486"/>
        <table:table-column table:style-name="co51" table:default-cell-style-name="ce499"/>
        <table:table-column table:style-name="co26" table:default-cell-style-name="ce486"/>
        <table:table-column table:style-name="co18" table:default-cell-style-name="ce486"/>
        <table:table-column table:style-name="co24" table:default-cell-style-name="ce486"/>
        <table:table-column table:style-name="co2" table:default-cell-style-name="ce486"/>
        <table:table-column table:style-name="co25" table:default-cell-style-name="ce486"/>
        <table:table-column table:style-name="co1" table:default-cell-style-name="ce486"/>
        <table:table-column table:style-name="co52" table:default-cell-style-name="ce499"/>
        <table:table-column table:style-name="co21" table:number-columns-repeated="976" table:default-cell-style-name="ce499"/>
        <table:table-column table:style-name="co21" table:number-columns-repeated="23" table:default-cell-style-name="Default"/>
        <table:table-row table:style-name="ro3">
          <table:table-cell office:value-type="string" calcext:value-type="string">
            <text:p>16bit</text:p>
          </table:table-cell>
          <table:table-cell office:value-type="string" calcext:value-type="string">
            <text:p>8bit</text:p>
          </table:table-cell>
          <table:table-cell table:style-name="ce674" office:value-type="string" calcext:value-type="string">
            <text:p>spi</text:p>
          </table:table-cell>
          <table:table-cell table:style-name="ce469" office:value-type="string" calcext:value-type="string">
            <text:p>pcb</text:p>
          </table:table-cell>
          <table:table-cell table:style-name="Default"/>
          <table:table-cell table:style-name="ce725" table:number-columns-repeated="2"/>
          <table:table-cell table:style-name="ce726"/>
          <table:table-cell table:style-name="ce469" office:value-type="string" calcext:value-type="string">
            <text:p>pcb</text:p>
          </table:table-cell>
          <table:table-cell table:style-name="ce674" office:value-type="string" calcext:value-type="string">
            <text:p>spi</text:p>
          </table:table-cell>
          <table:table-cell table:style-name="ce417" office:value-type="string" calcext:value-type="string">
            <text:p>8bit</text:p>
          </table:table-cell>
          <table:table-cell table:style-name="ce689" office:value-type="string" calcext:value-type="string">
            <text:p>16bit</text:p>
          </table:table-cell>
          <table:table-cell table:style-name="ce689"/>
          <table:table-cell table:style-name="ce469" office:value-type="string" calcext:value-type="string">
            <text:p>im3</text:p>
          </table:table-cell>
          <table:table-cell table:style-name="ce469" office:value-type="string" calcext:value-type="string">
            <text:p>im2</text:p>
          </table:table-cell>
          <table:table-cell table:style-name="ce469" office:value-type="string" calcext:value-type="string">
            <text:p>im1</text:p>
          </table:table-cell>
          <table:table-cell table:style-name="ce469" office:value-type="string" calcext:value-type="string">
            <text:p>im0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654" office:value-type="float" office:value="2" calcext:value-type="float">
            <text:p>2</text:p>
          </table:table-cell>
          <table:table-cell table:style-name="ce65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689" table:number-columns-repeated="4"/>
          <table:table-cell table:style-name="ce48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8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7:0] </text:p>
          </table:table-cell>
          <table:table-cell table:number-columns-repeated="999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654" office:value-type="float" office:value="4" calcext:value-type="float">
            <text:p>4</text:p>
          </table:table-cell>
          <table:table-cell table:style-name="ce654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689"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16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5:0] </text:p>
          </table:table-cell>
          <table:table-cell table:number-columns-repeated="999"/>
        </table:table-row>
        <table:table-row table:style-name="ro3">
          <table:table-cell table:style-name="ce519"/>
          <table:table-cell table:style-name="ce792" table:number-columns-repeated="2"/>
          <table:table-cell table:style-name="ce630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65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/>
          <table:table-cell table:style-name="ce41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9bit 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8:0] </text:p>
          </table:table-cell>
          <table:table-cell table:number-columns-repeated="999"/>
        </table:table-row>
        <table:table-row table:style-name="ro3">
          <table:table-cell table:style-name="ce792" table:number-columns-repeated="2"/>
          <table:table-cell table:style-name="ce519"/>
          <table:table-cell table:style-name="ce630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654" office:value-type="float" office:value="8" calcext:value-type="float">
            <text:p>8</text:p>
          </table:table-cell>
          <table:table-cell table:style-name="ce654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 table:style-name="ce519"/>
          <table:table-cell table:style-name="ce792" table:number-columns-repeated="2"/>
          <table:table-cell table:style-name="ce4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18bit I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999"/>
        </table:table-row>
        <table:table-row table:style-name="ro3">
          <table:table-cell table:number-columns-repeated="3" table:style-name="ce514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654" office:value-type="float" office:value="10" calcext:value-type="float">
            <text:p>10</text:p>
          </table:table-cell>
          <table:table-cell table:style-name="ce654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 table:style-name="ce519"/>
          <table:table-cell table:style-name="ce792" table:number-columns-repeated="2"/>
          <table:table-cell table:style-name="ce4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Ⅰ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table:number-columns-repeated="2"/>
          <table:table-cell table:style-name="ce759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number-columns-repeated="2"/>
          <table:table-cell table:style-name="ce686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style-name="ce417"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<text:s/></text:p>
          </table:table-cell>
          <table:table-cell table:style-name="ce469" office:value-type="string" calcext:value-type="string">
            <text:p>scl</text:p>
          </table:table-cell>
          <table:table-cell table:style-name="ce75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office:value-type="string" calcext:value-type="string">
            <text:p>d/cx</text:p>
          </table:table-cell>
          <table:table-cell table:style-name="ce469"/>
          <table:table-cell table:style-name="ce759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number-columns-repeated="2"/>
          <table:table-cell table:style-name="ce686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style-name="ce417"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16bit Ⅱ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, D[8:1] </text:p>
          </table:table-cell>
          <table:table-cell table:number-columns-repeated="999"/>
        </table:table-row>
        <table:table-row table:style-name="ro3">
          <table:table-cell table:style-name="ce287" table:number-columns-repeated="3"/>
          <table:table-cell table:style-name="ce631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 table:style-name="ce287"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 </text:p>
          </table:table-cell>
          <table:table-cell table:number-columns-repeated="999"/>
        </table:table-row>
        <table:table-row table:style-name="ro3">
          <table:table-cell table:style-name="ce473" office:value-type="string" calcext:value-type="string">
            <text:p>d14</text:p>
          </table:table-cell>
          <table:table-cell table:style-name="ce287" table:number-columns-repeated="2"/>
          <table:table-cell table:style-name="ce631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 table:style-name="ce287" table:number-columns-repeated="2"/>
          <table:table-cell table:style-name="ce507" office:value-type="string" calcext:value-type="string">
            <text:p>d1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1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999"/>
        </table:table-row>
        <table:table-row table:style-name="ro3">
          <table:table-cell table:style-name="ce471" office:value-type="string" calcext:value-type="string">
            <text:p>d12</text:p>
          </table:table-cell>
          <table:table-cell table:style-name="ce287" table:number-columns-repeated="2"/>
          <table:table-cell table:style-name="ce631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 table:style-name="ce287" table:number-columns-repeated="2"/>
          <table:table-cell table:style-name="ce518" office:value-type="string" calcext:value-type="string">
            <text:p>d1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9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9] </text:p>
          </table:table-cell>
          <table:table-cell table:number-columns-repeated="999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287" table:number-columns-repeated="2"/>
          <table:table-cell table:style-name="ce631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 table:style-name="ce287" table:number-columns-repeated="2"/>
          <table:table-cell table:style-name="ce520" office:value-type="string" calcext:value-type="string">
            <text:p>d1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Ⅱ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i</text:p>
          </table:table-cell>
          <table:table-cell table:style-name="ce469" office:value-type="string" calcext:value-type="string">
            <text:p>csx</text:p>
          </table:table-cell>
          <table:table-cell table:style-name="ce469"/>
          <table:table-cell table:style-name="ce469" office:value-type="string" calcext:value-type="string">
            <text:p>sdo</text:p>
          </table:table-cell>
          <table:table-cell table:style-name="ce469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style-name="ce475" office:value-type="string" calcext:value-type="string">
            <text:p>d8</text:p>
          </table:table-cell>
          <table:table-cell table:style-name="ce287" table:number-columns-repeated="2"/>
          <table:table-cell table:style-name="ce631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 table:style-name="ce287" table:number-columns-repeated="2"/>
          <table:table-cell table:style-name="ce522" office:value-type="string" calcext:value-type="string">
            <text:p>d9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Ⅱ </text:p>
          </table:table-cell>
          <table:table-cell table:style-name="ce753" office:value-type="string" calcext:value-type="string">
            <text:p>scl</text:p>
          </table:table-cell>
          <table:table-cell table:style-name="ce753" office:value-type="string" calcext:value-type="string">
            <text:p>sdi</text:p>
          </table:table-cell>
          <table:table-cell table:style-name="ce753" office:value-type="string" calcext:value-type="string">
            <text:p>csx</text:p>
          </table:table-cell>
          <table:table-cell table:style-name="ce753" office:value-type="string" calcext:value-type="string">
            <text:p>d/cx</text:p>
          </table:table-cell>
          <table:table-cell table:style-name="ce753" office:value-type="string" calcext:value-type="string">
            <text:p>sdo</text:p>
          </table:table-cell>
          <table:table-cell table:style-name="ce753" office:value-type="string" calcext:value-type="string">
            <text:p>reset</text:p>
          </table:table-cell>
          <table:table-cell table:number-columns-repeated="1000"/>
        </table:table-row>
        <table:table-row table:style-name="ro3">
          <table:table-cell table:number-columns-repeated="2" table:style-name="ce482" office:value-type="string" calcext:value-type="string">
            <text:p>d6</text:p>
          </table:table-cell>
          <table:table-cell table:style-name="ce287"/>
          <table:table-cell table:style-name="ce631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 table:style-name="ce287"/>
          <table:table-cell table:number-columns-repeated="2" table:style-name="ce508" office:value-type="string" calcext:value-type="string">
            <text:p>d7</text:p>
          </table:table-cell>
          <table:table-cell table:style-name="Default"/>
          <table:table-cell table:style-name="ce596" table:number-columns-repeated="5"/>
          <table:table-cell table:style-name="ce577" office:value-type="string" calcext:value-type="string">
            <text:p>sck</text:p>
          </table:table-cell>
          <table:table-cell table:style-name="ce657" office:value-type="string" calcext:value-type="string">
            <text:p>miso</text:p>
          </table:table-cell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ce724" office:value-type="string" calcext:value-type="string">
            <text:p>reset</text:p>
          </table:table-cell>
          <table:table-cell table:style-name="ce596"/>
          <table:table-cell table:number-columns-repeated="999"/>
        </table:table-row>
        <table:table-row table:style-name="ro3">
          <table:table-cell table:number-columns-repeated="2" table:style-name="ce473" office:value-type="string" calcext:value-type="string">
            <text:p>d4</text:p>
          </table:table-cell>
          <table:table-cell table:style-name="ce287"/>
          <table:table-cell table:style-name="ce631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 table:style-name="ce287"/>
          <table:table-cell table:number-columns-repeated="2" table:style-name="ce507" office:value-type="string" calcext:value-type="string">
            <text:p>d5</text:p>
          </table:table-cell>
          <table:table-cell table:style-name="Default" table:number-columns-repeated="13"/>
          <table:table-cell table:number-columns-repeated="999"/>
        </table:table-row>
        <table:table-row table:style-name="ro3">
          <table:table-cell table:number-columns-repeated="2" table:style-name="ce471" office:value-type="string" calcext:value-type="string">
            <text:p>d2</text:p>
          </table:table-cell>
          <table:table-cell table:style-name="ce287"/>
          <table:table-cell table:style-name="ce631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 table:style-name="ce287"/>
          <table:table-cell table:number-columns-repeated="2" table:style-name="ce518" office:value-type="string" calcext:value-type="string">
            <text:p>d3</text:p>
          </table:table-cell>
          <table:table-cell table:style-name="Default" table:number-columns-repeated="13"/>
          <table:table-cell table:number-columns-repeated="999"/>
        </table:table-row>
        <table:table-row table:style-name="ro3">
          <table:table-cell table:number-columns-repeated="2" table:style-name="ce478" office:value-type="string" calcext:value-type="string">
            <text:p>d0</text:p>
          </table:table-cell>
          <table:table-cell table:style-name="ce287"/>
          <table:table-cell table:style-name="ce631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 table:style-name="ce287"/>
          <table:table-cell table:number-columns-repeated="2" table:style-name="ce520" office:value-type="string" calcext:value-type="string">
            <text:p>d1</text:p>
          </table:table-cell>
          <table:table-cell table:style-name="Default" table:number-columns-repeated="13"/>
          <table:table-cell table:number-columns-repeated="999"/>
        </table:table-row>
        <table:table-row table:style-name="ro3">
          <table:table-cell table:style-name="ce287" table:number-columns-repeated="2"/>
          <table:table-cell table:style-name="ce477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280" office:value-type="string" calcext:value-type="string">
            <text:p>miso</text:p>
          </table:table-cell>
          <table:table-cell table:style-name="ce689" table:number-columns-repeated="2"/>
          <table:table-cell table:style-name="Default" table:number-columns-repeated="13"/>
          <table:table-cell table:number-columns-repeated="976"/>
          <table:table-cell table:style-name="ce596" table:number-columns-repeated="23"/>
        </table:table-row>
        <table:table-row table:style-name="ro3">
          <table:table-cell/>
          <table:table-cell table:style-name="ce475" office:value-type="string" calcext:value-type="string">
            <text:p>wr</text:p>
          </table:table-cell>
          <table:table-cell table:style-name="ce272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style-name="ce519"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 table:style-name="ce271" office:value-type="string" calcext:value-type="string">
            <text:p>cs</text:p>
          </table:table-cell>
          <table:table-cell table:style-name="ce271" office:value-type="string" calcext:value-type="string">
            <text:p>cs0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17" office:value-type="string" calcext:value-type="string">
            <text:p>sck</text:p>
          </table:table-cell>
          <table:table-cell table:number-columns-repeated="2" table:style-name="ce594" office:value-type="string" calcext:value-type="string">
            <text:p>rs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654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628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654" office:value-type="float" office:value="42" calcext:value-type="float">
            <text:p>42</text:p>
          </table:table-cell>
          <table:table-cell table:style-name="ce654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519"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632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654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287"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632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655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686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656" office:value-type="float" office:value="50" calcext:value-type="float">
            <text:p>50</text:p>
          </table:table-cell>
          <table:table-cell table:style-name="ce656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689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689"/>
          <table:table-cell table:style-name="ce417" table:number-columns-repeated="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 calcext:value-type="string">
            <text:p>16bit</text:p>
          </table:table-cell>
          <table:table-cell office:value-type="string" calcext:value-type="string">
            <text:p>8bit</text:p>
          </table:table-cell>
          <table:table-cell table:style-name="ce674" office:value-type="string" calcext:value-type="string">
            <text:p>spi</text:p>
          </table:table-cell>
          <table:table-cell table:style-name="ce548" office:value-type="string" calcext:value-type="string">
            <text:p>J8</text:p>
          </table:table-cell>
          <table:table-cell table:style-name="ce596"/>
          <table:table-cell table:style-name="Default" table:number-columns-repeated="2"/>
          <table:table-cell table:style-name="ce634"/>
          <table:table-cell table:style-name="ce548" office:value-type="string" calcext:value-type="string">
            <text:p>J8</text:p>
          </table:table-cell>
          <table:table-cell table:style-name="ce674" office:value-type="string" calcext:value-type="string">
            <text:p>spi</text:p>
          </table:table-cell>
          <table:table-cell table:style-name="ce417" office:value-type="string" calcext:value-type="string">
            <text:p>8bit</text:p>
          </table:table-cell>
          <table:table-cell table:style-name="ce689" office:value-type="string" calcext:value-type="string">
            <text:p>16bit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682"/>
          <table:table-cell table:style-name="ce566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285" table:number-columns-repeated="2"/>
          <table:table-cell table:style-name="ce488" office:value-type="float" office:value="2" calcext:value-type="float">
            <text:p>2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71" office:value-type="string" calcext:value-type="string">
            <text:p>d2</text:p>
          </table:table-cell>
          <table:table-cell table:style-name="ce686"/>
          <table:table-cell table:style-name="ce678"/>
          <table:table-cell table:style-name="ce488" office:value-type="float" office:value="3" calcext:value-type="float">
            <text:p>3</text:p>
          </table:table-cell>
          <table:table-cell table:style-name="ce284" office:value-type="float" office:value="2" calcext:value-type="float">
            <text:p>2</text:p>
          </table:table-cell>
          <table:table-cell table:style-name="ce285"/>
          <table:table-cell table:style-name="ce488" office:value-type="float" office:value="4" calcext:value-type="float">
            <text:p>4</text:p>
          </table:table-cell>
          <table:table-cell table:style-name="ce678"/>
          <table:table-cell table:style-name="ce689"/>
          <table:table-cell table:style-name="ce417" table:number-columns-repeated="2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72" office:value-type="string" calcext:value-type="string">
            <text:p>d3</text:p>
          </table:table-cell>
          <table:table-cell table:style-name="ce686"/>
          <table:table-cell table:style-name="ce678"/>
          <table:table-cell table:style-name="ce488" office:value-type="float" office:value="5" calcext:value-type="float">
            <text:p>5</text:p>
          </table:table-cell>
          <table:table-cell table:style-name="ce284" office:value-type="float" office:value="3" calcext:value-type="float">
            <text:p>3</text:p>
          </table:table-cell>
          <table:table-cell table:style-name="ce285"/>
          <table:table-cell table:style-name="ce488" office:value-type="float" office:value="6" calcext:value-type="float">
            <text:p>6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 table:number-columns-repeated="2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73" office:value-type="string" calcext:value-type="string">
            <text:p>d4</text:p>
          </table:table-cell>
          <table:table-cell table:style-name="ce686"/>
          <table:table-cell table:style-name="ce678"/>
          <table:table-cell table:style-name="ce488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14" calcext:value-type="float">
            <text:p>14</text:p>
          </table:table-cell>
          <table:table-cell table:style-name="ce488" office:value-type="float" office:value="8" calcext:value-type="float">
            <text:p>8</text:p>
          </table:table-cell>
          <table:table-cell table:style-name="ce678"/>
          <table:table-cell table:style-name="ce689"/>
          <table:table-cell table:style-name="ce417"/>
          <table:table-cell table:style-name="ce517" office:value-type="string" calcext:value-type="string">
            <text:p>d14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678"/>
          <table:table-cell table:style-name="ce488" office:value-type="float" office:value="9" calcext:value-type="float">
            <text:p>9</text:p>
          </table:table-cell>
          <table:table-cell table:style-name="ce285"/>
          <table:table-cell table:style-name="ce284" office:value-type="float" office:value="15" calcext:value-type="float">
            <text:p>15</text:p>
          </table:table-cell>
          <table:table-cell table:style-name="ce488" office:value-type="float" office:value="10" calcext:value-type="float">
            <text:p>10</text:p>
          </table:table-cell>
          <table:table-cell table:style-name="ce678"/>
          <table:table-cell table:style-name="ce689"/>
          <table:table-cell table:style-name="ce417"/>
          <table:table-cell table:style-name="ce507" office:value-type="string" calcext:value-type="string">
            <text:p>d15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5" office:value-type="string" calcext:value-type="string">
            <text:p>wr</text:p>
          </table:table-cell>
          <table:table-cell/>
          <table:table-cell table:style-name="ce686"/>
          <table:table-cell table:style-name="ce678"/>
          <table:table-cell table:style-name="ce488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4" office:value-type="float" office:value="18" calcext:value-type="float">
            <text:p>18</text:p>
          </table:table-cell>
          <table:table-cell table:style-name="ce488" office:value-type="float" office:value="12" calcext:value-type="float">
            <text:p>12</text:p>
          </table:table-cell>
          <table:table-cell table:style-name="ce678"/>
          <table:table-cell table:style-name="ce689"/>
          <table:table-cell table:style-name="ce417"/>
          <table:table-cell table:style-name="ce291" office:value-type="string" calcext:value-type="string">
            <text:p>cs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ce678"/>
          <table:table-cell table:style-name="ce488" office:value-type="float" office:value="13" calcext:value-type="float">
            <text:p>13</text:p>
          </table:table-cell>
          <table:table-cell table:style-name="ce284" office:value-type="float" office:value="27" calcext:value-type="float">
            <text:p>27</text:p>
          </table:table-cell>
          <table:table-cell table:style-name="ce285" office:value-type="string" calcext:value-type="string">
            <text:p>-</text:p>
          </table:table-cell>
          <table:table-cell table:style-name="ce488" office:value-type="float" office:value="14" calcext:value-type="float">
            <text:p>14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table:style-name="ce596"/>
          <table:table-cell/>
          <table:table-cell table:style-name="ce678"/>
          <table:table-cell table:style-name="ce488" office:value-type="float" office:value="15" calcext:value-type="float">
            <text:p>15</text:p>
          </table:table-cell>
          <table:table-cell table:style-name="ce284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488" office:value-type="float" office:value="16" calcext:value-type="float">
            <text:p>16</text:p>
          </table:table-cell>
          <table:table-cell table:style-name="ce678"/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0" table:number-columns-repeated="2"/>
          <table:table-cell table:style-name="ce566"/>
          <table:table-cell table:style-name="ce566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/>
          <table:table-cell table:style-name="ce258" office:value-type="float" office:value="24" calcext:value-type="float">
            <text:p>24</text:p>
          </table:table-cell>
          <table:table-cell table:style-name="ce488" office:value-type="float" office:value="18" calcext:value-type="float">
            <text:p>18</text:p>
          </table:table-cell>
          <table:table-cell table:style-name="ce585" office:value-type="string" calcext:value-type="string">
            <text:p>rs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271" office:value-type="string" calcext:value-type="string">
            <text:p>cs</text:p>
          </table:table-cell>
          <table:table-cell table:style-name="ce456" office:value-type="string" calcext:value-type="string">
            <text:p>*</text:p>
          </table:table-cell>
          <table:table-cell table:style-name="ce575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284" office:value-type="float" office:value="10" calcext:value-type="float">
            <text:p>10</text:p>
          </table:table-cell>
          <table:table-cell table:style-name="ce285"/>
          <table:table-cell table:style-name="ce488" office:value-type="float" office:value="20" calcext:value-type="float">
            <text:p>20</text:p>
          </table:table-cell>
          <table:table-cell table:style-name="ce586" office:value-type="string" calcext:value-type="string">
            <text:p>0v</text:p>
          </table:table-cell>
          <table:table-cell table:style-name="ce586"/>
          <table:table-cell table:style-name="ce792" table:number-columns-repeated="2"/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9" office:value-type="string" calcext:value-type="string">
            <text:p>d9</text:p>
          </table:table-cell>
          <table:table-cell table:style-name="ce475" office:value-type="string" calcext:value-type="string">
            <text:p>wr</text:p>
          </table:table-cell>
          <table:table-cell table:style-name="ce456" office:value-type="string" calcext:value-type="string">
            <text:p>*</text:p>
          </table:table-cell>
          <table:table-cell table:style-name="ce657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284" office:value-type="float" office:value="9" calcext:value-type="float">
            <text:p>9</text:p>
          </table:table-cell>
          <table:table-cell table:style-name="ce284" office:value-type="float" office:value="25" calcext:value-type="float">
            <text:p>25</text:p>
          </table:table-cell>
          <table:table-cell table:style-name="ce488" office:value-type="float" office:value="22" calcext:value-type="float">
            <text:p>22</text:p>
          </table:table-cell>
          <table:table-cell table:style-name="ce724" office:value-type="string" calcext:value-type="string">
            <text:p>reset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80" office:value-type="string" calcext:value-type="string">
            <text:p>d11</text:p>
          </table:table-cell>
          <table:table-cell/>
          <table:table-cell table:style-name="ce456" office:value-type="string" calcext:value-type="string">
            <text:p>*</text:p>
          </table:table-cell>
          <table:table-cell table:style-name="ce577" office:value-type="string" calcext:value-type="string">
            <text:p>sck</text:p>
          </table:table-cell>
          <table:table-cell table:style-name="ce488" office:value-type="float" office:value="23" calcext:value-type="float">
            <text:p>23</text:p>
          </table:table-cell>
          <table:table-cell table:style-name="ce284" office:value-type="float" office:value="11" calcext:value-type="float">
            <text:p>11</text:p>
          </table:table-cell>
          <table:table-cell table:style-name="ce284" office:value-type="float" office:value="8" calcext:value-type="float">
            <text:p>8</text:p>
          </table:table-cell>
          <table:table-cell table:style-name="ce488" office:value-type="float" office:value="24" calcext:value-type="float">
            <text:p>24</text:p>
          </table:table-cell>
          <table:table-cell table:style-name="ce588" office:value-type="string" calcext:value-type="string">
            <text:p>cs0</text:p>
          </table:table-cell>
          <table:table-cell table:style-name="ce288" office:value-type="string" calcext:value-type="string">
            <text:p>*</text:p>
          </table:table-cell>
          <table:table-cell table:style-name="ce594" office:value-type="string" calcext:value-type="string">
            <text:p>rs</text:p>
          </table:table-cell>
          <table:table-cell table:style-name="ce523" office:value-type="string" calcext:value-type="string">
            <text:p>d8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3"/>
          <table:table-cell table:style-name="ce678"/>
          <table:table-cell table:style-name="ce488" office:value-type="float" office:value="25" calcext:value-type="float">
            <text:p>25</text:p>
          </table:table-cell>
          <table:table-cell table:style-name="ce285"/>
          <table:table-cell table:style-name="ce284" office:value-type="float" office:value="7" calcext:value-type="float">
            <text:p>7</text:p>
          </table:table-cell>
          <table:table-cell table:style-name="ce488" office:value-type="float" office:value="26" calcext:value-type="float">
            <text:p>26</text:p>
          </table:table-cell>
          <table:table-cell table:style-name="ce678"/>
          <table:table-cell table:style-name="ce596"/>
          <table:table-cell table:number-columns-repeated="2" table:style-name="ce427" office:value-type="string" calcext:value-type="string">
            <text:p>d7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2" table:style-name="ce478" office:value-type="string" calcext:value-type="string">
            <text:p>d0</text:p>
          </table:table-cell>
          <table:table-cell table:style-name="ce525" office:value-type="string" calcext:value-type="string">
            <text:p>*</text:p>
          </table:table-cell>
          <table:table-cell table:style-name="ce678"/>
          <table:table-cell table:style-name="ce488" office:value-type="float" office:value="27" calcext:value-type="float">
            <text:p>27</text:p>
          </table:table-cell>
          <table:table-cell table:style-name="ce284" office:value-type="string" calcext:value-type="string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488" office:value-type="float" office:value="28" calcext:value-type="float">
            <text:p>28</text:p>
          </table:table-cell>
          <table:table-cell table:style-name="ce678"/>
          <table:table-cell table:style-name="ce288" office:value-type="string" calcext:value-type="string">
            <text:p>*</text:p>
          </table:table-cell>
          <table:table-cell table:number-columns-repeated="2" table:style-name="ce452" office:value-type="string" calcext:value-type="string">
            <text:p>d1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81" office:value-type="string" calcext:value-type="string">
            <text:p>d5</text:p>
          </table:table-cell>
          <table:table-cell table:style-name="ce596"/>
          <table:table-cell table:style-name="ce678"/>
          <table:table-cell table:style-name="ce488" office:value-type="float" office:value="29" calcext:value-type="float">
            <text:p>29</text:p>
          </table:table-cell>
          <table:table-cell table:style-name="ce284" office:value-type="float" office:value="5" calcext:value-type="float">
            <text:p>5</text:p>
          </table:table-cell>
          <table:table-cell table:style-name="ce285"/>
          <table:table-cell table:style-name="ce488" office:value-type="float" office:value="30" calcext:value-type="float">
            <text:p>30</text:p>
          </table:table-cell>
          <table:table-cell table:style-name="ce586" office:value-type="string" calcext:value-type="string">
            <text:p>0v</text:p>
          </table:table-cell>
          <table:table-cell table:style-name="ce727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2" table:style-name="ce482" office:value-type="string" calcext:value-type="string">
            <text:p>d6</text:p>
          </table:table-cell>
          <table:table-cell table:style-name="ce596"/>
          <table:table-cell table:style-name="ce678"/>
          <table:table-cell table:style-name="ce488" office:value-type="float" office:value="31" calcext:value-type="float">
            <text:p>31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678"/>
          <table:table-cell table:style-name="ce689"/>
          <table:table-cell table:style-name="ce417"/>
          <table:table-cell table:style-name="ce519" office:value-type="string" calcext:value-type="string">
            <text:p>d12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472" office:value-type="string" calcext:value-type="string">
            <text:p>d13</text:p>
          </table:table-cell>
          <table:table-cell/>
          <table:table-cell table:style-name="ce303"/>
          <table:table-cell table:style-name="ce678"/>
          <table:table-cell table:style-name="ce488" office:value-type="float" office:value="33" calcext:value-type="float">
            <text:p>33</text:p>
          </table:table-cell>
          <table:table-cell table:style-name="ce284" office:value-type="float" office:value="13" calcext:value-type="float">
            <text:p>13</text:p>
          </table:table-cell>
          <table:table-cell table:style-name="ce285"/>
          <table:table-cell table:style-name="ce488" office:value-type="float" office:value="34" calcext:value-type="float">
            <text:p>34</text:p>
          </table:table-cell>
          <table:table-cell table:style-name="ce586" office:value-type="string" calcext:value-type="string">
            <text:p>0v</text:p>
          </table:table-cell>
          <table:table-cell table:style-name="ce689"/>
          <table:table-cell table:style-name="ce417"/>
          <table:table-cell table:style-name="ce689"/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ux</text:p>
          </table:table-cell>
          <table:table-cell table:style-name="ce275" office:value-type="string" calcext:value-type="string">
            <text:p>miso</text:p>
          </table:table-cell>
          <table:table-cell table:style-name="ce678"/>
          <table:table-cell table:style-name="ce488" office:value-type="float" office:value="35" calcext:value-type="float">
            <text:p>35</text:p>
          </table:table-cell>
          <table:table-cell table:style-name="ce284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678"/>
          <table:table-cell table:style-name="ce291" office:value-type="string" calcext:value-type="string">
            <text:p>cs2</text:p>
          </table:table-cell>
          <table:table-cell table:style-name="ce417" office:value-type="string" calcext:value-type="string">
            <text:p>aux</text:p>
          </table:table-cell>
          <table:table-cell table:style-name="ce594" office:value-type="string" calcext:value-type="string">
            <text:p>rs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ux</text:p>
          </table:table-cell>
          <table:table-cell table:style-name="ce272" office:value-type="string" calcext:value-type="string">
            <text:p>rs</text:p>
          </table:table-cell>
          <table:table-cell table:style-name="ce678"/>
          <table:table-cell table:style-name="ce488" office:value-type="float" office:value="37" calcext:value-type="float">
            <text:p>37</text:p>
          </table:table-cell>
          <table:table-cell table:style-name="ce284" office:value-type="float" office:value="26" calcext:value-type="float">
            <text:p>26</text:p>
          </table:table-cell>
          <table:table-cell table:style-name="ce284" office:value-type="float" office:value="20" calcext:value-type="float">
            <text:p>20</text:p>
          </table:table-cell>
          <table:table-cell table:style-name="ce488" office:value-type="float" office:value="38" calcext:value-type="float">
            <text:p>38</text:p>
          </table:table-cell>
          <table:table-cell table:style-name="ce678"/>
          <table:table-cell table:style-name="ce533" office:value-type="string" calcext:value-type="string">
            <text:p>mosi</text:p>
          </table:table-cell>
          <table:table-cell table:style-name="ce417" office:value-type="string" calcext:value-type="string">
            <text:p>aux</text:p>
          </table:table-cell>
          <table:table-cell table:style-name="ce689" table:number-columns-repeated="2"/>
          <table:table-cell table:style-name="Default" table:number-columns-repeated="4"/>
          <table:table-cell table:number-columns-repeated="1007"/>
        </table:table-row>
        <table:table-row table:style-name="ro2">
          <table:table-cell table:number-columns-repeated="3"/>
          <table:table-cell table:style-name="ce586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541"/>
          <table:table-cell table:style-name="ce284" office:value-type="float" office:value="21" calcext:value-type="float">
            <text:p>21</text:p>
          </table:table-cell>
          <table:table-cell table:style-name="ce488" office:value-type="float" office:value="40" calcext:value-type="float">
            <text:p>40</text:p>
          </table:table-cell>
          <table:table-cell table:style-name="ce678"/>
          <table:table-cell table:style-name="ce517" office:value-type="string" calcext:value-type="string">
            <text:p>sck</text:p>
          </table:table-cell>
          <table:table-cell table:style-name="ce417" office:value-type="string" calcext:value-type="string">
            <text:p>aux</text:p>
          </table:table-cell>
          <table:table-cell table:style-name="ce417" table:number-columns-repeated="2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6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Default" table:number-columns-repeated="6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Default"/>
          <table:table-cell table:style-name="ce417"/>
          <table:table-cell table:style-name="Default" table:number-columns-repeated="4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686"/>
          <table:table-cell table:style-name="Default"/>
          <table:table-cell table:style-name="ce281"/>
          <table:table-cell table:style-name="Default" table:number-columns-repeated="2"/>
          <table:table-cell table:style-name="ce417"/>
          <table:table-cell table:style-name="Default"/>
          <table:table-cell table:style-name="ce689"/>
          <table:table-cell table:style-name="ce417" table:number-columns-repeated="3"/>
          <table:table-cell table:style-name="Default" table:number-columns-repeated="4"/>
          <table:table-cell table:number-columns-repeated="1007"/>
        </table:table-row>
        <table:table-row table:style-name="ro3" table:number-rows-repeated="3">
          <table:table-cell table:number-columns-repeated="14"/>
          <table:table-cell table:style-name="Default"/>
          <table:table-cell table:number-columns-repeated="100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2:35:36.3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31T12:37:47.240000000</dc:date>
    <meta:editing-duration>PT16H53M47S</meta:editing-duration>
    <meta:editing-cycles>143</meta:editing-cycles>
    <meta:generator>LibreOffice/7.0.3.1$Windows_X86_64 LibreOffice_project/d7547858d014d4cf69878db179d326fc3483e082</meta:generator>
    <meta:document-statistic meta:table-count="7" meta:cell-count="3105" meta:object-count="0"/>
  </office:meta>
</office:document-meta>
</file>